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5.997cm" fo:margin-top="0cm" fo:margin-bottom="0cm" table:align="left" style:writing-mode="lr-tb"/>
    </style:style>
    <style:style style:name="Tabuľka1.A" style:family="table-column">
      <style:table-column-properties style:column-width="7.992cm"/>
    </style:style>
    <style:style style:name="Tabuľka1.B" style:family="table-column">
      <style:table-column-properties style:column-width="8.005cm"/>
    </style:style>
    <style:style style:name="Tabuľka1.1" style:family="table-row">
      <style:table-row-properties fo:keep-together="auto"/>
    </style:style>
    <style:style style:name="Tabuľka1.A1" style:family="table-cell">
      <style:table-cell-properties fo:padding-left="0.191cm" fo:padding-right="0.191cm" fo:padding-top="0cm" fo:padding-bottom="0cm" fo:border="0.5pt solid #000000"/>
    </style:style>
    <style:style style:name="Tabuľka1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style:use-window-font-color="true"/>
    </style:style>
    <style:style style:name="P2" style:family="paragraph" style:parent-style-name="Standard">
      <style:text-properties fo:color="#4472c4"/>
    </style:style>
    <style:style style:name="P3" style:family="paragraph" style:parent-style-name="Standard">
      <style:paragraph-properties fo:text-align="center" style:justify-single-word="false"/>
      <style:text-properties fo:color="#4472c4" fo:font-size="24pt" style:font-size-asian="24pt" style:font-size-complex="24pt"/>
    </style:style>
    <style:style style:name="P4" style:family="paragraph" style:parent-style-name="Standard">
      <style:text-properties fo:color="#4472c4" fo:font-size="18pt" style:font-size-asian="18pt" style:font-size-complex="18pt"/>
    </style:style>
    <style:style style:name="P5" style:family="paragraph" style:parent-style-name="Standard">
      <style:text-properties fo:color="#4472c4" fo:font-size="16pt" fo:language="en" fo:country="GB" fo:font-weight="bold" style:font-size-asian="16pt" style:font-weight-asian="bold" style:font-size-complex="16pt"/>
    </style:style>
    <style:style style:name="P6" style:family="paragraph" style:parent-style-name="Standard">
      <style:text-properties fo:color="#4472c4" officeooo:paragraph-rsid="003d60ec"/>
    </style:style>
    <style:style style:name="P7" style:family="paragraph" style:parent-style-name="Standard">
      <style:text-properties fo:color="#4472c4" officeooo:paragraph-rsid="0045690e"/>
    </style:style>
    <style:style style:name="P8" style:family="paragraph" style:parent-style-name="Standard">
      <style:text-properties fo:color="#4472c4" officeooo:paragraph-rsid="0046ed2d"/>
    </style:style>
    <style:style style:name="P9" style:family="paragraph" style:parent-style-name="Standard">
      <style:text-properties fo:color="#4472c4" officeooo:paragraph-rsid="0047db96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style:font-name="Consolas"/>
    </style:style>
    <style:style style:name="P12" style:family="paragraph" style:parent-style-name="Standard">
      <style:text-properties fo:language="en" fo:country="GB"/>
    </style:style>
    <style:style style:name="P13" style:family="paragraph" style:parent-style-name="Standard">
      <style:text-properties fo:language="en" fo:country="GB" style:font-name-complex="Calibri1"/>
    </style:style>
    <style:style style:name="P14" style:family="paragraph" style:parent-style-name="Standard">
      <style:text-properties fo:language="en" fo:country="GB" officeooo:paragraph-rsid="003d60ec"/>
    </style:style>
    <style:style style:name="P15" style:family="paragraph" style:parent-style-name="Standard">
      <style:text-properties officeooo:paragraph-rsid="002fbcf7"/>
    </style:style>
    <style:style style:name="P16" style:family="paragraph" style:parent-style-name="Standard">
      <style:text-properties fo:color="#000000" fo:font-size="11pt" fo:language="en" fo:country="GB" officeooo:paragraph-rsid="003d60ec" style:font-size-asian="11pt" style:font-size-complex="11pt"/>
    </style:style>
    <style:style style:name="P17" style:family="paragraph" style:parent-style-name="Standard">
      <style:text-properties fo:color="#0070c0" fo:font-size="14pt" fo:language="en" fo:country="GB" fo:font-weight="normal" officeooo:rsid="0009a28a" style:font-size-asian="14pt" style:font-weight-asian="normal" style:font-name-complex="Calibri1" style:font-size-complex="14pt" style:font-weight-complex="normal"/>
    </style:style>
    <style:style style:name="P18" style:family="paragraph" style:parent-style-name="Standard">
      <style:text-properties fo:color="#0070c0" fo:font-size="14pt" fo:language="en" fo:country="GB" officeooo:paragraph-rsid="002fbcf7" style:font-size-asian="14pt" style:font-size-complex="14pt"/>
    </style:style>
    <style:style style:name="P19" style:family="paragraph" style:parent-style-name="Standard">
      <style:text-properties officeooo:paragraph-rsid="0045690e"/>
    </style:style>
    <style:style style:name="P20" style:family="paragraph" style:parent-style-name="Standard">
      <style:text-properties officeooo:paragraph-rsid="0046ed2d"/>
    </style:style>
    <style:style style:name="P21" style:family="paragraph" style:parent-style-name="Standard">
      <style:text-properties officeooo:paragraph-rsid="0047db96"/>
    </style:style>
    <style:style style:name="P22" style:family="paragraph" style:parent-style-name="List_20_Paragraph">
      <style:text-properties fo:language="en" fo:country="GB"/>
    </style:style>
    <style:style style:name="P23" style:family="paragraph" style:parent-style-name="Standard">
      <style:paragraph-properties fo:margin-top="0cm" fo:margin-bottom="0cm" loext:contextual-spacing="false"/>
    </style:style>
    <style:style style:name="P24" style:family="paragraph" style:parent-style-name="Standard">
      <style:paragraph-properties fo:margin-top="0cm" fo:margin-bottom="0cm" loext:contextual-spacing="false"/>
      <style:text-properties fo:color="#538135" style:font-name="Consolas" fo:language="en" fo:country="GB"/>
    </style:style>
    <style:style style:name="P25" style:family="paragraph" style:parent-style-name="Standard">
      <style:paragraph-properties fo:margin-top="0cm" fo:margin-bottom="0cm" loext:contextual-spacing="false"/>
      <style:text-properties fo:color="#538135" fo:language="en" fo:country="GB" style:font-name-complex="Calibri1"/>
    </style:style>
    <style:style style:name="P26" style:family="paragraph" style:parent-style-name="Standard">
      <style:paragraph-properties fo:margin-top="0cm" fo:margin-bottom="0cm" loext:contextual-spacing="false"/>
      <style:text-properties style:font-name="Consolas" fo:language="en" fo:country="GB"/>
    </style:style>
    <style:style style:name="P27" style:family="paragraph" style:parent-style-name="Standard">
      <style:paragraph-properties fo:margin-top="0cm" fo:margin-bottom="0cm" loext:contextual-spacing="false"/>
      <style:text-properties style:font-name="Consolas" fo:language="en" fo:country="GB" officeooo:paragraph-rsid="0045690e"/>
    </style:style>
    <style:style style:name="P28" style:family="paragraph" style:parent-style-name="Standard">
      <style:paragraph-properties fo:margin-top="0cm" fo:margin-bottom="0cm" loext:contextual-spacing="false"/>
      <style:text-properties style:font-name="Consolas" fo:language="en" fo:country="GB" officeooo:paragraph-rsid="0046ed2d"/>
    </style:style>
    <style:style style:name="P29" style:family="paragraph" style:parent-style-name="Standard">
      <style:paragraph-properties fo:margin-top="0cm" fo:margin-bottom="0cm" loext:contextual-spacing="false"/>
      <style:text-properties style:font-name="Consolas" fo:language="en" fo:country="GB" officeooo:paragraph-rsid="0047db96"/>
    </style:style>
    <style:style style:name="P30" style:family="paragraph" style:parent-style-name="Standard">
      <style:paragraph-properties fo:margin-top="0cm" fo:margin-bottom="0cm" loext:contextual-spacing="false"/>
      <style:text-properties style:font-name="Consolas" fo:language="en" fo:country="GB" officeooo:rsid="0046172a" officeooo:paragraph-rsid="0046172a"/>
    </style:style>
    <style:style style:name="P31" style:family="paragraph" style:parent-style-name="Standard">
      <style:paragraph-properties fo:margin-top="0cm" fo:margin-bottom="0cm" loext:contextual-spacing="false"/>
      <style:text-properties style:font-name="Consolas" fo:language="en" fo:country="GB" officeooo:rsid="0046172a" officeooo:paragraph-rsid="0046ed2d"/>
    </style:style>
    <style:style style:name="P32" style:family="paragraph" style:parent-style-name="Standard">
      <style:paragraph-properties fo:margin-top="0cm" fo:margin-bottom="0cm" loext:contextual-spacing="false"/>
      <style:text-properties style:font-name="Consolas" fo:language="en" fo:country="GB" officeooo:rsid="0046172a" officeooo:paragraph-rsid="0047db96"/>
    </style:style>
    <style:style style:name="P33" style:family="paragraph" style:parent-style-name="Standard">
      <style:paragraph-properties fo:margin-top="0cm" fo:margin-bottom="0cm" loext:contextual-spacing="false"/>
      <style:text-properties officeooo:paragraph-rsid="00191fba" style:font-name-complex="Calibri1"/>
    </style:style>
    <style:style style:name="P34" style:family="paragraph" style:parent-style-name="Standard">
      <style:paragraph-properties fo:margin-top="0cm" fo:margin-bottom="0cm" loext:contextual-spacing="false"/>
      <style:text-properties officeooo:paragraph-rsid="0045690e" style:font-name-complex="Calibri1"/>
    </style:style>
    <style:style style:name="P35" style:family="paragraph" style:parent-style-name="Standard">
      <style:paragraph-properties fo:margin-top="0cm" fo:margin-bottom="0cm" loext:contextual-spacing="false"/>
      <style:text-properties officeooo:paragraph-rsid="0046ed2d" style:font-name-complex="Calibri1"/>
    </style:style>
    <style:style style:name="P36" style:family="paragraph" style:parent-style-name="Standard">
      <style:paragraph-properties fo:margin-top="0cm" fo:margin-bottom="0cm" loext:contextual-spacing="false"/>
      <style:text-properties officeooo:paragraph-rsid="0047db96" style:font-name-complex="Calibri1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fo:language="en" fo:country="GB" style:font-name-complex="Calibri1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fo:language="en" fo:country="GB" fo:font-weight="bold" officeooo:paragraph-rsid="00079b0f" style:font-weight-asian="bold" style:font-name-complex="Calibri1"/>
    </style:style>
    <style:style style:name="P39" style:family="paragraph" style:parent-style-name="Standard">
      <style:paragraph-properties fo:margin-top="0cm" fo:margin-bottom="0cm" loext:contextual-spacing="false">
        <style:tab-stops>
          <style:tab-stop style:position="16cm" style:type="right" style:leader-style="dotted" style:leader-text="."/>
        </style:tab-stops>
      </style:paragraph-properties>
      <style:text-properties fo:color="#0070c0" fo:font-size="14pt" fo:language="en" fo:country="GB" style:font-size-asian="14pt" style:font-size-complex="14pt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style:font-name="Calibri" fo:language="en" fo:country="GB" fo:font-weight="bold" officeooo:paragraph-rsid="00079b0f" style:font-weight-asian="bold" style:font-name-complex="Calibri1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style:font-name="Calibri" fo:language="en" fo:country="GB" style:font-name-complex="Calibri1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style:font-name="Calibri" fo:language="en" fo:country="GB" officeooo:paragraph-rsid="002fbcf7" style:font-name-complex="Calibri1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style:font-name="Calibri" fo:language="en" fo:country="GB" fo:font-style="italic" style:font-style-asian="italic" style:font-name-complex="Calibri1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fo:color="#a6a6a6" style:font-name="Calibri" fo:language="en" fo:country="GB" style:font-name-complex="Calibri1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fo:color="#a6a6a6" style:font-name="Calibri" fo:language="en" fo:country="GB" officeooo:paragraph-rsid="002fbcf7" style:font-name-complex="Calibri1"/>
    </style:style>
    <style:style style:name="P46" style:family="paragraph" style:parent-style-name="Standard">
      <style:paragraph-properties fo:margin-top="0cm" fo:margin-bottom="0cm" loext:contextual-spacing="false"/>
      <style:text-properties fo:color="#000000" fo:language="sk" fo:country="SK" fo:font-weight="normal" officeooo:rsid="00191fba" officeooo:paragraph-rsid="00191fba" style:font-weight-asian="normal" style:font-name-complex="Calibri1" style:font-weight-complex="normal"/>
    </style:style>
    <style:style style:name="P47" style:family="paragraph" style:parent-style-name="Standard">
      <style:paragraph-properties fo:margin-top="0cm" fo:margin-bottom="0cm" loext:contextual-spacing="false"/>
      <style:text-properties officeooo:paragraph-rsid="002fbcf7"/>
    </style:style>
    <style:style style:name="P48" style:family="paragraph" style:parent-style-name="Standard">
      <style:paragraph-properties fo:margin-top="0cm" fo:margin-bottom="0cm" loext:contextual-spacing="false"/>
      <style:text-properties officeooo:paragraph-rsid="0030a918"/>
    </style:style>
    <style:style style:name="P49" style:family="paragraph" style:parent-style-name="Standard">
      <style:paragraph-properties fo:margin-top="0cm" fo:margin-bottom="0cm" loext:contextual-spacing="false"/>
      <style:text-properties officeooo:paragraph-rsid="00328946"/>
    </style:style>
    <style:style style:name="P50" style:family="paragraph" style:parent-style-name="Standard">
      <style:paragraph-properties fo:margin-top="0cm" fo:margin-bottom="0cm" loext:contextual-spacing="false"/>
      <style:text-properties officeooo:paragraph-rsid="00342db2"/>
    </style:style>
    <style:style style:name="P51" style:family="paragraph" style:parent-style-name="Standard">
      <style:paragraph-properties fo:margin-top="0cm" fo:margin-bottom="0cm" loext:contextual-spacing="false"/>
      <style:text-properties officeooo:paragraph-rsid="003699ab"/>
    </style:style>
    <style:style style:name="P52" style:family="paragraph" style:parent-style-name="Standard">
      <style:paragraph-properties fo:margin-top="0cm" fo:margin-bottom="0cm" loext:contextual-spacing="false"/>
      <style:text-properties officeooo:paragraph-rsid="00434848"/>
    </style:style>
    <style:style style:name="P53" style:family="paragraph" style:parent-style-name="Standard">
      <style:paragraph-properties fo:margin-top="0cm" fo:margin-bottom="0cm" loext:contextual-spacing="false"/>
      <style:text-properties officeooo:rsid="00434848" officeooo:paragraph-rsid="00434848"/>
    </style:style>
    <style:style style:name="P54" style:family="paragraph" style:parent-style-name="Standard">
      <style:paragraph-properties fo:margin-top="0cm" fo:margin-bottom="0cm" loext:contextual-spacing="false"/>
      <style:text-properties officeooo:rsid="00434848" officeooo:paragraph-rsid="0046ed2d"/>
    </style:style>
    <style:style style:name="P55" style:family="paragraph" style:parent-style-name="Standard">
      <style:paragraph-properties fo:margin-top="0cm" fo:margin-bottom="0cm" loext:contextual-spacing="false"/>
      <style:text-properties officeooo:rsid="00434848" officeooo:paragraph-rsid="0047db96"/>
    </style:style>
    <style:style style:name="P56" style:family="paragraph" style:parent-style-name="Standard">
      <style:paragraph-properties fo:margin-top="0cm" fo:margin-bottom="0cm" loext:contextual-spacing="false"/>
      <style:text-properties officeooo:rsid="00434848" officeooo:paragraph-rsid="0049f63a"/>
    </style:style>
    <style:style style:name="P57" style:family="paragraph" style:parent-style-name="Standard">
      <style:paragraph-properties fo:margin-top="0cm" fo:margin-bottom="0cm" loext:contextual-spacing="false">
        <style:tab-stops>
          <style:tab-stop style:position="16cm" style:type="right" style:leader-style="dotted" style:leader-text="."/>
        </style:tab-stops>
      </style:paragraph-properties>
    </style:style>
    <style:style style:name="P58" style:family="paragraph" style:parent-style-name="Standard">
      <style:paragraph-properties fo:margin-top="0cm" fo:margin-bottom="0cm" loext:contextual-spacing="false">
        <style:tab-stops>
          <style:tab-stop style:position="16cm" style:type="right" style:leader-style="dotted" style:leader-text="."/>
        </style:tab-stops>
      </style:paragraph-properties>
      <style:text-properties officeooo:paragraph-rsid="0044bca7"/>
    </style:style>
    <style:style style:name="P59" style:family="paragraph" style:parent-style-name="Standard">
      <style:paragraph-properties fo:margin-top="0cm" fo:margin-bottom="0cm" loext:contextual-spacing="false">
        <style:tab-stops>
          <style:tab-stop style:position="16cm" style:type="right" style:leader-style="dotted" style:leader-text="."/>
        </style:tab-stops>
      </style:paragraph-properties>
      <style:text-properties officeooo:paragraph-rsid="0045690e"/>
    </style:style>
    <style:style style:name="P60" style:family="paragraph" style:parent-style-name="Standard">
      <style:paragraph-properties fo:margin-top="0cm" fo:margin-bottom="0cm" loext:contextual-spacing="false">
        <style:tab-stops>
          <style:tab-stop style:position="16cm" style:type="right" style:leader-style="dotted" style:leader-text="."/>
        </style:tab-stops>
      </style:paragraph-properties>
      <style:text-properties officeooo:paragraph-rsid="0046ed2d"/>
    </style:style>
    <style:style style:name="P61" style:family="paragraph" style:parent-style-name="Standard">
      <style:paragraph-properties fo:margin-top="0cm" fo:margin-bottom="0cm" loext:contextual-spacing="false">
        <style:tab-stops>
          <style:tab-stop style:position="16cm" style:type="right" style:leader-style="dotted" style:leader-text="."/>
        </style:tab-stops>
      </style:paragraph-properties>
      <style:text-properties officeooo:paragraph-rsid="0047db96"/>
    </style:style>
    <style:style style:name="P62" style:family="paragraph" style:parent-style-name="Standard">
      <style:paragraph-properties fo:margin-top="0cm" fo:margin-bottom="0cm" loext:contextual-spacing="false"/>
      <style:text-properties fo:color="#4472c4" officeooo:paragraph-rsid="0046ed2d"/>
    </style:style>
    <style:style style:name="P63" style:family="paragraph" style:parent-style-name="Standard">
      <style:paragraph-properties fo:margin-top="0cm" fo:margin-bottom="0cm" loext:contextual-spacing="false"/>
      <style:text-properties fo:color="#4472c4" officeooo:rsid="00434848" officeooo:paragraph-rsid="0046ed2d"/>
    </style:style>
    <style:style style:name="P64" style:family="paragraph" style:parent-style-name="Standard">
      <style:paragraph-properties fo:margin-top="0cm" fo:margin-bottom="0cm" loext:contextual-spacing="false"/>
      <style:text-properties fo:color="#4472c4" officeooo:rsid="00434848" officeooo:paragraph-rsid="0047db96"/>
    </style:style>
    <style:style style:name="P65" style:family="paragraph" style:parent-style-name="Standard">
      <style:paragraph-properties fo:margin-top="0cm" fo:margin-bottom="0cm" loext:contextual-spacing="false"/>
      <style:text-properties fo:color="#4472c4" officeooo:paragraph-rsid="0047db96"/>
    </style:style>
    <style:style style:name="P66" style:family="paragraph" style:parent-style-name="Standard">
      <style:paragraph-properties fo:margin-top="0cm" fo:margin-bottom="0cm" loext:contextual-spacing="false"/>
      <style:text-properties fo:color="#4472c4" fo:language="en" fo:country="GB" officeooo:paragraph-rsid="0045690e" style:font-name-complex="Calibri1"/>
    </style:style>
    <style:style style:name="P67" style:family="paragraph" style:parent-style-name="Standard">
      <style:paragraph-properties fo:margin-top="0cm" fo:margin-bottom="0cm" loext:contextual-spacing="false"/>
      <style:text-properties officeooo:paragraph-rsid="0045690e"/>
    </style:style>
    <style:style style:name="P68" style:family="paragraph" style:parent-style-name="Standard">
      <style:paragraph-properties fo:margin-top="0cm" fo:margin-bottom="0cm" loext:contextual-spacing="false"/>
      <style:text-properties officeooo:paragraph-rsid="0046172a"/>
    </style:style>
    <style:style style:name="P69" style:family="paragraph" style:parent-style-name="Standard">
      <style:paragraph-properties fo:margin-top="0cm" fo:margin-bottom="0cm" loext:contextual-spacing="false"/>
      <style:text-properties officeooo:paragraph-rsid="0046ed2d"/>
    </style:style>
    <style:style style:name="P70" style:family="paragraph" style:parent-style-name="Standard">
      <style:paragraph-properties fo:margin-top="0cm" fo:margin-bottom="0cm" loext:contextual-spacing="false"/>
      <style:text-properties officeooo:paragraph-rsid="0047db96"/>
    </style:style>
    <style:style style:name="P71" style:family="paragraph" style:parent-style-name="Standard">
      <style:paragraph-properties fo:margin-top="0cm" fo:margin-bottom="0cm" loext:contextual-spacing="false"/>
      <style:text-properties officeooo:paragraph-rsid="0049f63a"/>
    </style:style>
    <style:style style:name="P72" style:family="paragraph" style:parent-style-name="Standard">
      <style:paragraph-properties fo:margin-left="-0.005cm" fo:margin-right="0cm" fo:margin-top="0cm" fo:margin-bottom="0cm" loext:contextual-spacing="false" fo:text-indent="0cm" style:auto-text-indent="false"/>
    </style:style>
    <style:style style:name="P73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style:font-name="Consolas" fo:language="en" fo:country="GB"/>
    </style:style>
    <style:style style:name="P74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style:font-name="Consolas" fo:language="en" fo:country="GB" officeooo:paragraph-rsid="0045690e"/>
    </style:style>
    <style:style style:name="P75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style:font-name="Consolas" fo:language="en" fo:country="GB" officeooo:paragraph-rsid="0046ed2d"/>
    </style:style>
    <style:style style:name="P76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style:font-name="Consolas" fo:language="en" fo:country="GB" officeooo:paragraph-rsid="0047db96"/>
    </style:style>
    <style:style style:name="P77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officeooo:paragraph-rsid="0030a918"/>
    </style:style>
    <style:style style:name="P78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officeooo:paragraph-rsid="00356909"/>
    </style:style>
    <style:style style:name="P79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officeooo:paragraph-rsid="0045690e"/>
    </style:style>
    <style:style style:name="P80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officeooo:paragraph-rsid="0046172a"/>
    </style:style>
    <style:style style:name="P81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officeooo:paragraph-rsid="0046ed2d"/>
    </style:style>
    <style:style style:name="P82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officeooo:paragraph-rsid="0047db96"/>
    </style:style>
    <style:style style:name="P83" style:family="paragraph" style:parent-style-name="Standard">
      <style:paragraph-properties fo:margin-left="0.593cm" fo:margin-right="0cm" fo:margin-top="0cm" fo:margin-bottom="0cm" loext:contextual-spacing="false" fo:text-indent="0cm" style:auto-text-indent="false"/>
    </style:style>
    <style:style style:name="P84" style:family="paragraph" style:parent-style-name="Standard">
      <style:paragraph-properties fo:margin-left="0.593cm" fo:margin-right="0cm" fo:margin-top="0cm" fo:margin-bottom="0cm" loext:contextual-spacing="false" fo:text-indent="0cm" style:auto-text-indent="false"/>
      <style:text-properties officeooo:paragraph-rsid="003699ab"/>
    </style:style>
    <style:style style:name="P85" style:family="paragraph" style:parent-style-name="Standard">
      <style:paragraph-properties fo:margin-left="0.593cm" fo:margin-right="0cm" fo:margin-top="0cm" fo:margin-bottom="0cm" loext:contextual-spacing="false" fo:text-indent="0cm" style:auto-text-indent="false"/>
      <style:text-properties officeooo:paragraph-rsid="0045690e"/>
    </style:style>
    <style:style style:name="P86" style:family="paragraph" style:parent-style-name="Standard">
      <style:paragraph-properties fo:margin-left="0.593cm" fo:margin-right="0cm" fo:margin-top="0cm" fo:margin-bottom="0cm" loext:contextual-spacing="false" fo:text-indent="0cm" style:auto-text-indent="false"/>
      <style:text-properties officeooo:paragraph-rsid="0046ed2d"/>
    </style:style>
    <style:style style:name="P87" style:family="paragraph" style:parent-style-name="Standard">
      <style:paragraph-properties fo:margin-left="0.593cm" fo:margin-right="0cm" fo:margin-top="0cm" fo:margin-bottom="0cm" loext:contextual-spacing="false" fo:text-indent="0cm" style:auto-text-indent="false"/>
      <style:text-properties officeooo:paragraph-rsid="0047db96"/>
    </style:style>
    <style:style style:name="P88" style:family="paragraph" style:parent-style-name="Standard">
      <style:paragraph-properties fo:margin-left="0.63cm" fo:margin-right="0cm" fo:margin-top="0cm" fo:margin-bottom="0cm" loext:contextual-spacing="false" fo:text-indent="0cm" style:auto-text-indent="false"/>
      <style:text-properties style:font-name="Consolas" fo:language="en" fo:country="GB"/>
    </style:style>
    <style:style style:name="P89" style:family="paragraph" style:parent-style-name="Standard">
      <style:paragraph-properties fo:margin-left="0.63cm" fo:margin-right="0cm" fo:margin-top="0cm" fo:margin-bottom="0cm" loext:contextual-spacing="false" fo:text-indent="0cm" style:auto-text-indent="false"/>
      <style:text-properties fo:language="en" fo:country="GB" style:font-name-complex="Calibri1"/>
    </style:style>
    <style:style style:name="P90" style:family="paragraph" style:parent-style-name="Standard">
      <style:paragraph-properties fo:margin-left="0.614cm" fo:margin-right="0cm" fo:text-indent="-0.614cm" style:auto-text-indent="false"/>
    </style:style>
    <style:style style:name="P91" style:family="paragraph" style:parent-style-name="Standard">
      <style:paragraph-properties fo:margin-left="0.609cm" fo:margin-right="0cm" fo:margin-top="0cm" fo:margin-bottom="0cm" loext:contextual-spacing="false" fo:text-indent="-0.614cm" style:auto-text-indent="false"/>
    </style:style>
    <style:style style:name="P92" style:family="paragraph" style:parent-style-name="Standard">
      <style:paragraph-properties fo:margin-left="0.609cm" fo:margin-right="0cm" fo:margin-top="0cm" fo:margin-bottom="0cm" loext:contextual-spacing="false" fo:text-indent="-0.614cm" style:auto-text-indent="false"/>
      <style:text-properties style:font-name="Consolas" fo:language="en" fo:country="GB"/>
    </style:style>
    <style:style style:name="P93" style:family="paragraph" style:parent-style-name="Standard">
      <style:paragraph-properties fo:margin-left="1.207cm" fo:margin-right="0cm" fo:margin-top="0cm" fo:margin-bottom="0cm" loext:contextual-spacing="false" fo:text-indent="-0.614cm" style:auto-text-indent="false"/>
    </style:style>
    <style:style style:name="P94" style:family="paragraph" style:parent-style-name="Standard">
      <style:paragraph-properties fo:margin-left="0.619cm" fo:margin-right="0cm" fo:margin-top="0cm" fo:margin-bottom="0cm" loext:contextual-spacing="false" fo:text-indent="0cm" style:auto-text-indent="false"/>
    </style:style>
    <style:style style:name="P95" style:family="paragraph" style:parent-style-name="Standard">
      <style:paragraph-properties fo:margin-left="0.619cm" fo:margin-right="0cm" fo:margin-top="0cm" fo:margin-bottom="0cm" loext:contextual-spacing="false" fo:text-indent="0cm" style:auto-text-indent="false"/>
      <style:text-properties style:font-name="Consolas" fo:language="en" fo:country="GB"/>
    </style:style>
    <style:style style:name="P96" style:family="paragraph" style:parent-style-name="Standard">
      <style:paragraph-properties fo:margin-left="0.619cm" fo:margin-right="0cm" fo:margin-top="0cm" fo:margin-bottom="0cm" loext:contextual-spacing="false" fo:text-indent="0cm" style:auto-text-indent="false"/>
      <style:text-properties officeooo:paragraph-rsid="0045690e"/>
    </style:style>
    <style:style style:name="P97" style:family="paragraph" style:parent-style-name="Standard">
      <style:paragraph-properties fo:margin-left="0.619cm" fo:margin-right="0cm" fo:margin-top="0cm" fo:margin-bottom="0cm" loext:contextual-spacing="false" fo:text-indent="0cm" style:auto-text-indent="false"/>
      <style:text-properties officeooo:paragraph-rsid="0046ed2d"/>
    </style:style>
    <style:style style:name="P98" style:family="paragraph" style:parent-style-name="Standard">
      <style:paragraph-properties fo:margin-left="0.619cm" fo:margin-right="0cm" fo:margin-top="0cm" fo:margin-bottom="0cm" loext:contextual-spacing="false" fo:text-indent="0cm" style:auto-text-indent="false"/>
      <style:text-properties officeooo:paragraph-rsid="0047db96"/>
    </style:style>
    <style:style style:name="P99" style:family="paragraph" style:parent-style-name="Standard">
      <style:paragraph-properties fo:margin-left="0.619cm" fo:margin-right="0cm" fo:margin-top="0cm" fo:margin-bottom="0cm" loext:contextual-spacing="false" fo:text-indent="-0.619cm" style:auto-text-indent="false"/>
    </style:style>
    <style:style style:name="P10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46172a"/>
    </style:style>
    <style:style style:name="P10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46ed2d"/>
    </style:style>
    <style:style style:name="P10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47db96"/>
    </style:style>
    <style:style style:name="P103" style:family="paragraph" style:parent-style-name="List_20_Paragraph" style:list-style-name="WWNum10">
      <style:text-properties fo:language="en" fo:country="GB" fo:font-weight="bold" style:font-weight-asian="bold"/>
    </style:style>
    <style:style style:name="P104" style:family="paragraph" style:parent-style-name="List_20_Paragraph" style:list-style-name="WWNum10">
      <style:text-properties fo:language="en" fo:country="GB" fo:font-weight="bold" officeooo:paragraph-rsid="002fbcf7" style:font-weight-asian="bold"/>
    </style:style>
    <style:style style:name="P105" style:family="paragraph" style:parent-style-name="Standard" style:master-page-name="Standard">
      <style:paragraph-properties fo:text-align="center" style:justify-single-word="false" style:page-number="auto"/>
      <style:text-properties fo:color="#4472c4" fo:font-size="28pt" style:font-size-asian="28pt" style:font-size-complex="28pt"/>
    </style:style>
    <style:style style:name="P106" style:family="paragraph">
      <loext:graphic-properties draw:fill="solid" draw:fill-color="#e8a202"/>
      <style:paragraph-properties fo:text-align="start"/>
      <style:text-properties fo:font-size="18pt"/>
    </style:style>
    <style:style style:name="P107" style:family="paragraph">
      <style:paragraph-properties fo:text-align="start"/>
    </style:style>
    <style:style style:name="T1" style:family="text">
      <style:text-properties officeooo:rsid="002de6d4"/>
    </style:style>
    <style:style style:name="T2" style:family="text">
      <style:text-properties fo:color="#000000"/>
    </style:style>
    <style:style style:name="T3" style:family="text">
      <style:text-properties fo:color="#000000" style:font-name="Consolas" fo:language="en" fo:country="GB"/>
    </style:style>
    <style:style style:name="T4" style:family="text">
      <style:text-properties fo:color="#000000" style:font-name="Consolas" fo:language="en" fo:country="GB" officeooo:rsid="00328946"/>
    </style:style>
    <style:style style:name="T5" style:family="text">
      <style:text-properties fo:color="#000000" fo:language="sk" fo:country="SK" fo:font-weight="bold" officeooo:rsid="0046ed2d" style:font-weight-asian="bold" style:font-name-complex="Calibri1"/>
    </style:style>
    <style:style style:name="T6" style:family="text">
      <style:text-properties fo:color="#000000" fo:language="sk" fo:country="SK" fo:font-weight="bold" officeooo:rsid="00328946" style:font-weight-asian="bold" style:font-name-complex="Calibri1"/>
    </style:style>
    <style:style style:name="T7" style:family="text">
      <style:text-properties fo:color="#000000" fo:language="sk" fo:country="SK" fo:font-weight="bold" officeooo:rsid="0047db96" style:font-weight-asian="bold" style:font-name-complex="Calibri1"/>
    </style:style>
    <style:style style:name="T8" style:family="text">
      <style:text-properties fo:color="#000000" fo:language="sk" fo:country="SK" style:font-name-complex="Calibri1"/>
    </style:style>
    <style:style style:name="T9" style:family="text">
      <style:text-properties fo:color="#000000" fo:language="sk" fo:country="SK" officeooo:rsid="0046ed2d" style:font-name-complex="Calibri1"/>
    </style:style>
    <style:style style:name="T10" style:family="text">
      <style:text-properties fo:color="#000000" fo:language="sk" fo:country="SK" officeooo:rsid="00328946" style:font-name-complex="Calibri1"/>
    </style:style>
    <style:style style:name="T11" style:family="text">
      <style:text-properties fo:color="#000000" fo:language="sk" fo:country="SK" officeooo:rsid="0047db96" style:font-name-complex="Calibri1"/>
    </style:style>
    <style:style style:name="T12" style:family="text">
      <style:text-properties fo:color="#000000" fo:language="en" fo:country="GB" fo:font-weight="bold" officeooo:rsid="00328946" style:font-weight-asian="bold" style:font-name-complex="Calibri1"/>
    </style:style>
    <style:style style:name="T13" style:family="text">
      <style:text-properties fo:color="#000000" fo:language="en" fo:country="GB" officeooo:rsid="00328946" style:font-name-complex="Calibri1"/>
    </style:style>
    <style:style style:name="T14" style:family="text">
      <style:text-properties fo:color="#4472c4" fo:font-size="28pt" officeooo:rsid="002de6d4" style:font-size-asian="28pt" style:font-size-complex="28pt"/>
    </style:style>
    <style:style style:name="T15" style:family="text">
      <style:text-properties fo:color="#4472c4" fo:font-size="24pt" style:font-size-asian="24pt" style:font-size-complex="24pt"/>
    </style:style>
    <style:style style:name="T16" style:family="text">
      <style:text-properties fo:color="#4472c4" fo:font-size="24pt" officeooo:rsid="002de6d4" style:font-size-asian="24pt" style:font-size-complex="24pt"/>
    </style:style>
    <style:style style:name="T17" style:family="text">
      <style:text-properties fo:color="#4472c4" fo:font-size="18pt" style:font-size-asian="18pt" style:font-size-complex="18pt"/>
    </style:style>
    <style:style style:name="T18" style:family="text">
      <style:text-properties fo:color="#4472c4" fo:font-size="18pt" officeooo:rsid="002186af" style:font-size-asian="18pt" style:font-size-complex="18pt"/>
    </style:style>
    <style:style style:name="T19" style:family="text">
      <style:text-properties fo:color="#4472c4" fo:font-size="18pt" officeooo:rsid="0040d20c" style:font-size-asian="18pt" style:font-size-complex="18pt"/>
    </style:style>
    <style:style style:name="T20" style:family="text">
      <style:text-properties fo:color="#4472c4" fo:font-size="18pt" officeooo:rsid="004c8376" style:font-size-asian="18pt" style:font-size-complex="18pt"/>
    </style:style>
    <style:style style:name="T21" style:family="text">
      <style:text-properties fo:color="#4472c4" fo:font-size="18pt" officeooo:rsid="004e444f" style:font-size-asian="18pt" style:font-size-complex="18pt"/>
    </style:style>
    <style:style style:name="T22" style:family="text">
      <style:text-properties fo:color="#4472c4" fo:font-size="18pt" fo:language="en" fo:country="GB" style:font-size-asian="18pt" style:font-size-complex="18pt"/>
    </style:style>
    <style:style style:name="T23" style:family="text">
      <style:text-properties fo:color="#4472c4" fo:font-size="18pt" fo:language="en" fo:country="GB" officeooo:rsid="004914fd" style:font-size-asian="18pt" style:font-size-complex="18pt"/>
    </style:style>
    <style:style style:name="T24" style:family="text">
      <style:text-properties fo:color="#4472c4" fo:font-size="16pt" fo:language="en" fo:country="GB" fo:font-weight="bold" style:font-size-asian="16pt" style:font-weight-asian="bold" style:font-size-complex="16pt"/>
    </style:style>
    <style:style style:name="T25" style:family="text">
      <style:text-properties fo:color="#4472c4" fo:font-size="16pt" fo:font-weight="bold" style:font-size-asian="16pt" style:font-weight-asian="bold" style:font-size-complex="16pt"/>
    </style:style>
    <style:style style:name="T26" style:family="text">
      <style:text-properties fo:language="en" fo:country="GB"/>
    </style:style>
    <style:style style:name="T27" style:family="text">
      <style:text-properties fo:language="en" fo:country="GB" style:font-name-complex="Calibri1"/>
    </style:style>
    <style:style style:name="T28" style:family="text">
      <style:text-properties fo:language="en" fo:country="GB" officeooo:rsid="00328946" style:font-name-complex="Calibri1"/>
    </style:style>
    <style:style style:name="T29" style:family="text">
      <style:text-properties fo:language="en" fo:country="GB" officeooo:rsid="00342db2" style:font-name-complex="Calibri1"/>
    </style:style>
    <style:style style:name="T30" style:family="text">
      <style:text-properties fo:language="en" fo:country="GB" officeooo:rsid="002fbcf7" style:font-name-complex="Calibri1"/>
    </style:style>
    <style:style style:name="T31" style:family="text">
      <style:text-properties fo:language="en" fo:country="GB" officeooo:rsid="003699ab" style:font-name-complex="Calibri1"/>
    </style:style>
    <style:style style:name="T32" style:family="text">
      <style:text-properties fo:language="en" fo:country="GB" officeooo:rsid="0046172a" style:font-name-complex="Calibri1"/>
    </style:style>
    <style:style style:name="T33" style:family="text">
      <style:text-properties fo:language="en" fo:country="GB" officeooo:rsid="0046ed2d" style:font-name-complex="Calibri1"/>
    </style:style>
    <style:style style:name="T34" style:family="text">
      <style:text-properties fo:language="en" fo:country="GB" officeooo:rsid="0047db96" style:font-name-complex="Calibri1"/>
    </style:style>
    <style:style style:name="T35" style:family="text">
      <style:text-properties fo:language="en" fo:country="GB" officeooo:rsid="0049f63a" style:font-name-complex="Calibri1"/>
    </style:style>
    <style:style style:name="T36" style:family="text">
      <style:text-properties fo:language="en" fo:country="GB" fo:font-weight="bold" style:font-weight-asian="bold"/>
    </style:style>
    <style:style style:name="T37" style:family="text">
      <style:text-properties fo:language="en" fo:country="GB" fo:font-weight="bold" style:font-weight-asian="bold" style:font-name-complex="Calibri1"/>
    </style:style>
    <style:style style:name="T38" style:family="text">
      <style:text-properties fo:language="en" fo:country="GB" fo:font-weight="bold" officeooo:rsid="00328946" style:font-weight-asian="bold" style:font-name-complex="Calibri1"/>
    </style:style>
    <style:style style:name="T39" style:family="text">
      <style:text-properties fo:language="en" fo:country="GB" fo:font-weight="bold" officeooo:rsid="00342db2" style:font-weight-asian="bold" style:font-name-complex="Calibri1"/>
    </style:style>
    <style:style style:name="T40" style:family="text">
      <style:text-properties fo:language="en" fo:country="GB" fo:font-weight="bold" officeooo:rsid="002fbcf7" style:font-weight-asian="bold" style:font-name-complex="Calibri1"/>
    </style:style>
    <style:style style:name="T41" style:family="text">
      <style:text-properties fo:language="en" fo:country="GB" fo:font-weight="bold" officeooo:rsid="003699ab" style:font-weight-asian="bold" style:font-name-complex="Calibri1"/>
    </style:style>
    <style:style style:name="T42" style:family="text">
      <style:text-properties fo:language="en" fo:country="GB" fo:font-weight="bold" officeooo:rsid="0046172a" style:font-weight-asian="bold" style:font-name-complex="Calibri1"/>
    </style:style>
    <style:style style:name="T43" style:family="text">
      <style:text-properties fo:language="en" fo:country="GB" fo:font-weight="bold" officeooo:rsid="0046ed2d" style:font-weight-asian="bold" style:font-name-complex="Calibri1"/>
    </style:style>
    <style:style style:name="T44" style:family="text">
      <style:text-properties fo:language="en" fo:country="GB" fo:font-weight="bold" officeooo:rsid="0047db96" style:font-weight-asian="bold" style:font-name-complex="Calibri1"/>
    </style:style>
    <style:style style:name="T45" style:family="text">
      <style:text-properties fo:language="en" fo:country="GB" fo:font-weight="bold" officeooo:rsid="0049f63a" style:font-weight-asian="bold" style:font-name-complex="Calibri1"/>
    </style:style>
    <style:style style:name="T46" style:family="text">
      <style:text-properties fo:language="en" fo:country="GB" fo:font-weight="bold" officeooo:rsid="00237c9b" style:font-weight-asian="bold"/>
    </style:style>
    <style:style style:name="T47" style:family="text">
      <style:text-properties fo:language="en" fo:country="GB" fo:font-weight="bold" officeooo:rsid="002fbcf7" style:font-weight-asian="bold"/>
    </style:style>
    <style:style style:name="T48" style:family="text">
      <style:text-properties fo:language="en" fo:country="GB" fo:font-weight="bold" style:font-weight-asian="bold" style:font-weight-complex="bold"/>
    </style:style>
    <style:style style:name="T49" style:family="text">
      <style:text-properties fo:language="en" fo:country="GB" fo:font-weight="bold" officeooo:rsid="002fbcf7" style:font-weight-asian="bold" style:font-weight-complex="bold"/>
    </style:style>
    <style:style style:name="T50" style:family="text">
      <style:text-properties fo:language="en" fo:country="GB" fo:font-style="italic" style:font-style-asian="italic"/>
    </style:style>
    <style:style style:name="T51" style:family="text">
      <style:text-properties fo:language="en" fo:country="GB" fo:font-style="italic" style:font-style-asian="italic" style:font-name-complex="Calibri1"/>
    </style:style>
    <style:style style:name="T52" style:family="text">
      <style:text-properties fo:language="en" fo:country="GB" fo:font-style="italic" fo:font-weight="bold" style:font-style-asian="italic" style:font-weight-asian="bold"/>
    </style:style>
    <style:style style:name="T53" style:family="text">
      <style:text-properties fo:language="en" fo:country="GB" fo:font-style="italic" fo:font-weight="bold" style:font-style-asian="italic" style:font-weight-asian="bold" style:font-weight-complex="bold"/>
    </style:style>
    <style:style style:name="T54" style:family="text">
      <style:text-properties fo:language="en" fo:country="GB" fo:font-style="italic" fo:font-weight="bold" officeooo:rsid="002fbcf7" style:font-style-asian="italic" style:font-weight-asian="bold" style:font-weight-complex="bold"/>
    </style:style>
    <style:style style:name="T55" style:family="text">
      <style:text-properties fo:language="en" fo:country="GB" officeooo:rsid="002fbcf7"/>
    </style:style>
    <style:style style:name="T56" style:family="text">
      <style:text-properties fo:color="#c00000" style:font-name="Consolas" fo:language="en" fo:country="GB"/>
    </style:style>
    <style:style style:name="T57" style:family="text">
      <style:text-properties fo:color="#c00000" style:font-name="Consolas" fo:language="en" fo:country="GB" officeooo:rsid="0030a918"/>
    </style:style>
    <style:style style:name="T58" style:family="text">
      <style:text-properties fo:color="#c00000" style:font-name="Consolas" fo:language="en" fo:country="GB" officeooo:rsid="00328946"/>
    </style:style>
    <style:style style:name="T59" style:family="text">
      <style:text-properties fo:color="#c00000" style:font-name="Consolas" fo:language="en" fo:country="GB" officeooo:rsid="00342db2"/>
    </style:style>
    <style:style style:name="T60" style:family="text">
      <style:text-properties fo:color="#c00000" style:font-name="Consolas" fo:language="en" fo:country="GB" officeooo:rsid="003699ab"/>
    </style:style>
    <style:style style:name="T61" style:family="text">
      <style:text-properties fo:color="#c00000" style:font-name="Consolas" fo:language="en" fo:country="GB" officeooo:rsid="0045690e"/>
    </style:style>
    <style:style style:name="T62" style:family="text">
      <style:text-properties fo:color="#c00000" style:font-name="Consolas" fo:language="en" fo:country="GB" officeooo:rsid="0046172a"/>
    </style:style>
    <style:style style:name="T63" style:family="text">
      <style:text-properties fo:color="#c00000" style:font-name="Consolas" fo:language="en" fo:country="GB" officeooo:rsid="0047db96"/>
    </style:style>
    <style:style style:name="T64" style:family="text">
      <style:text-properties fo:color="#c00000" style:font-name="Consolas" fo:language="en" fo:country="GB" officeooo:rsid="0049f63a"/>
    </style:style>
    <style:style style:name="T65" style:family="text">
      <style:text-properties fo:color="#c00000" style:font-name="Consolas" fo:language="sk" fo:country="SK" officeooo:rsid="0030a918"/>
    </style:style>
    <style:style style:name="T66" style:family="text">
      <style:text-properties fo:color="#c00000" style:font-name="Consolas" fo:language="sk" fo:country="SK" officeooo:rsid="00328946"/>
    </style:style>
    <style:style style:name="T67" style:family="text">
      <style:text-properties fo:color="#c00000" style:font-name="Consolas" fo:language="sk" fo:country="SK" officeooo:rsid="0045690e"/>
    </style:style>
    <style:style style:name="T68" style:family="text">
      <style:text-properties fo:color="#c00000" style:font-name="Consolas" fo:language="sk" fo:country="SK" officeooo:rsid="0046ed2d"/>
    </style:style>
    <style:style style:name="T69" style:family="text">
      <style:text-properties fo:color="#c00000" style:font-name="Consolas" fo:language="sk" fo:country="SK" officeooo:rsid="0047db96"/>
    </style:style>
    <style:style style:name="T70" style:family="text">
      <style:text-properties style:font-name-complex="Calibri1"/>
    </style:style>
    <style:style style:name="T71" style:family="text">
      <style:text-properties officeooo:rsid="002fbcf7" style:font-name-complex="Calibri1"/>
    </style:style>
    <style:style style:name="T72" style:family="text">
      <style:text-properties officeooo:rsid="0046ed2d" style:font-name-complex="Calibri1"/>
    </style:style>
    <style:style style:name="T73" style:family="text">
      <style:text-properties officeooo:rsid="0047db96" style:font-name-complex="Calibri1"/>
    </style:style>
    <style:style style:name="T74" style:family="text">
      <style:text-properties style:font-name="Consolas"/>
    </style:style>
    <style:style style:name="T75" style:family="text">
      <style:text-properties style:font-name="Consolas" fo:language="en" fo:country="GB"/>
    </style:style>
    <style:style style:name="T76" style:family="text">
      <style:text-properties style:font-name="Consolas" fo:language="en" fo:country="GB" officeooo:rsid="00328946"/>
    </style:style>
    <style:style style:name="T77" style:family="text">
      <style:text-properties style:font-name="Consolas" fo:language="en" fo:country="GB" officeooo:rsid="00342db2"/>
    </style:style>
    <style:style style:name="T78" style:family="text">
      <style:text-properties style:font-name="Consolas" fo:language="en" fo:country="GB" officeooo:rsid="003699ab"/>
    </style:style>
    <style:style style:name="T79" style:family="text">
      <style:text-properties style:font-name="Consolas" fo:language="en" fo:country="GB" officeooo:rsid="00387694"/>
    </style:style>
    <style:style style:name="T80" style:family="text">
      <style:text-properties style:font-name="Consolas" fo:language="en" fo:country="GB" officeooo:rsid="0045690e"/>
    </style:style>
    <style:style style:name="T81" style:family="text">
      <style:text-properties style:font-name="Consolas" fo:language="en" fo:country="GB" officeooo:rsid="0046172a"/>
    </style:style>
    <style:style style:name="T82" style:family="text">
      <style:text-properties style:font-name="Consolas" fo:language="en" fo:country="GB" officeooo:rsid="0047db96"/>
    </style:style>
    <style:style style:name="T83" style:family="text">
      <style:text-properties style:font-name="Consolas" fo:language="en" fo:country="GB" officeooo:rsid="0049f63a"/>
    </style:style>
    <style:style style:name="T84" style:family="text">
      <style:text-properties style:font-name="Consolas" fo:language="sk" fo:country="SK" officeooo:rsid="002fbcf7"/>
    </style:style>
    <style:style style:name="T85" style:family="text">
      <style:text-properties style:font-name="Consolas" fo:language="sk" fo:country="SK" officeooo:rsid="0030a918"/>
    </style:style>
    <style:style style:name="T86" style:family="text">
      <style:text-properties style:font-name="Consolas" fo:language="sk" fo:country="SK" officeooo:rsid="00328946"/>
    </style:style>
    <style:style style:name="T87" style:family="text">
      <style:text-properties style:font-name="Consolas" fo:language="sk" fo:country="SK" officeooo:rsid="00434848"/>
    </style:style>
    <style:style style:name="T88" style:family="text">
      <style:text-properties style:font-name="Consolas" fo:language="sk" fo:country="SK" officeooo:rsid="0045690e"/>
    </style:style>
    <style:style style:name="T89" style:family="text">
      <style:text-properties style:font-name="Consolas" fo:language="sk" fo:country="SK" officeooo:rsid="0046ed2d"/>
    </style:style>
    <style:style style:name="T90" style:family="text">
      <style:text-properties style:font-name="Consolas" fo:language="sk" fo:country="SK" officeooo:rsid="0047db96"/>
    </style:style>
    <style:style style:name="T91" style:family="text">
      <style:text-properties fo:color="#ed7d31" fo:language="en" fo:country="GB" fo:font-style="italic" style:font-style-asian="italic" style:font-name-complex="Calibri1"/>
    </style:style>
    <style:style style:name="T92" style:family="text">
      <style:text-properties fo:color="#ed7d31" fo:language="en" fo:country="GB" fo:font-style="italic" fo:font-weight="normal" officeooo:rsid="003699ab" style:font-style-asian="italic" style:font-weight-asian="normal" style:font-name-complex="Calibri1" style:font-weight-complex="normal"/>
    </style:style>
    <style:style style:name="T93" style:family="text">
      <style:text-properties fo:color="#ed7d31" fo:language="en" fo:country="GB" fo:font-style="italic" fo:font-weight="normal" officeooo:rsid="0046172a" style:font-style-asian="italic" style:font-weight-asian="normal" style:font-name-complex="Calibri1" style:font-weight-complex="normal"/>
    </style:style>
    <style:style style:name="T94" style:family="text">
      <style:text-properties fo:color="#ed7d31" fo:language="en" fo:country="GB" fo:font-weight="bold" style:font-weight-asian="bold" style:font-name-complex="Calibri1"/>
    </style:style>
    <style:style style:name="T95" style:family="text">
      <style:text-properties fo:color="#ed7d31" fo:language="en" fo:country="GB" fo:font-weight="bold" officeooo:rsid="00328946" style:font-weight-asian="bold" style:font-name-complex="Calibri1"/>
    </style:style>
    <style:style style:name="T96" style:family="text">
      <style:text-properties fo:color="#ed7d31" fo:language="en" fo:country="GB" fo:font-weight="bold" officeooo:rsid="002fbcf7" style:font-weight-asian="bold" style:font-name-complex="Calibri1"/>
    </style:style>
    <style:style style:name="T97" style:family="text">
      <style:text-properties fo:color="#ed7d31" fo:language="en" fo:country="GB" fo:font-weight="bold" officeooo:rsid="0046ed2d" style:font-weight-asian="bold" style:font-name-complex="Calibri1"/>
    </style:style>
    <style:style style:name="T98" style:family="text">
      <style:text-properties fo:color="#ed7d31" fo:language="en" fo:country="GB" style:font-name-complex="Calibri1"/>
    </style:style>
    <style:style style:name="T99" style:family="text">
      <style:text-properties fo:color="#ed7d31" fo:language="sk" fo:country="SK" fo:font-style="italic" fo:font-weight="normal" style:font-style-asian="italic" style:font-weight-asian="normal" style:font-name-complex="Calibri1" style:font-weight-complex="normal"/>
    </style:style>
    <style:style style:name="T100" style:family="text">
      <style:text-properties fo:color="#ed7d31" fo:language="sk" fo:country="SK" fo:font-style="italic" fo:font-weight="normal" officeooo:rsid="00328946" style:font-style-asian="italic" style:font-weight-asian="normal" style:font-name-complex="Calibri1" style:font-weight-complex="normal"/>
    </style:style>
    <style:style style:name="T101" style:family="text">
      <style:text-properties fo:color="#ed7d31" fo:language="sk" fo:country="SK" fo:font-style="italic" fo:font-weight="normal" officeooo:rsid="0046ed2d" style:font-style-asian="italic" style:font-weight-asian="normal" style:font-name-complex="Calibri1" style:font-weight-complex="normal"/>
    </style:style>
    <style:style style:name="T102" style:family="text">
      <style:text-properties fo:color="#00b0f0" fo:language="en" fo:country="GB" fo:font-weight="bold" style:font-weight-asian="bold" style:font-name-complex="Calibri1"/>
    </style:style>
    <style:style style:name="T103" style:family="text">
      <style:text-properties fo:color="#92d050" style:font-name-complex="Calibri1"/>
    </style:style>
    <style:style style:name="T104" style:family="text">
      <style:text-properties fo:color="#92d050" style:font-name="Consolas" fo:language="en" fo:country="GB" officeooo:rsid="00328946"/>
    </style:style>
    <style:style style:name="T105" style:family="text">
      <style:text-properties fo:color="#92d050" style:font-name="Consolas" fo:language="en" fo:country="GB" officeooo:rsid="00332b48"/>
    </style:style>
    <style:style style:name="T106" style:family="text">
      <style:text-properties fo:color="#0070c0" style:font-name="Consolas" fo:language="en" fo:country="GB" fo:font-style="italic" style:font-style-asian="italic"/>
    </style:style>
    <style:style style:name="T107" style:family="text">
      <style:text-properties fo:color="#0070c0" fo:font-size="14pt" fo:language="en" fo:country="GB" style:font-size-asian="14pt" style:font-size-complex="14pt"/>
    </style:style>
    <style:style style:name="T108" style:family="text">
      <style:text-properties fo:color="#0070c0" fo:font-size="14pt" fo:language="en" fo:country="GB" officeooo:rsid="002fbcf7" style:font-size-asian="14pt" style:font-size-complex="14pt"/>
    </style:style>
    <style:style style:name="T109" style:family="text">
      <style:text-properties fo:color="#0070c0" fo:font-size="14pt" fo:language="en" fo:country="GB" officeooo:rsid="0044bca7" style:font-size-asian="14pt" style:font-size-complex="14pt"/>
    </style:style>
    <style:style style:name="T110" style:family="text">
      <style:text-properties fo:color="#0070c0" fo:font-size="14pt" fo:language="en" fo:country="GB" officeooo:rsid="0047db96" style:font-size-asian="14pt" style:font-size-complex="14pt"/>
    </style:style>
    <style:style style:name="T111" style:family="text">
      <style:text-properties fo:color="#0070c0" fo:font-size="14pt" fo:language="en" fo:country="GB" fo:font-weight="bold" style:font-size-asian="14pt" style:font-weight-asian="bold" style:font-size-complex="14pt"/>
    </style:style>
    <style:style style:name="T112" style:family="text">
      <style:text-properties fo:color="#0070c0" fo:font-size="14pt" fo:language="en" fo:country="GB" fo:font-weight="bold" officeooo:rsid="002fbcf7" style:font-size-asian="14pt" style:font-weight-asian="bold" style:font-size-complex="14pt"/>
    </style:style>
    <style:style style:name="T113" style:family="text">
      <style:text-properties fo:color="#0070c0" fo:font-size="14pt" fo:language="en" fo:country="GB" fo:font-weight="bold" officeooo:rsid="0044bca7" style:font-size-asian="14pt" style:font-weight-asian="bold" style:font-size-complex="14pt"/>
    </style:style>
    <style:style style:name="T114" style:family="text">
      <style:text-properties fo:color="#0070c0" fo:font-size="14pt" style:font-size-asian="14pt" style:font-size-complex="14pt"/>
    </style:style>
    <style:style style:name="T115" style:family="text">
      <style:text-properties fo:color="#0070c0" fo:font-size="14pt" officeooo:rsid="002fbcf7" style:font-size-asian="14pt" style:font-size-complex="14pt"/>
    </style:style>
    <style:style style:name="T116" style:family="text">
      <style:text-properties fo:color="#0070c0" fo:font-size="14pt" officeooo:rsid="0045690e" style:font-size-asian="14pt" style:font-size-complex="14pt"/>
    </style:style>
    <style:style style:name="T117" style:family="text">
      <style:text-properties fo:color="#0070c0" fo:font-size="14pt" officeooo:rsid="0046ed2d" style:font-size-asian="14pt" style:font-size-complex="14pt"/>
    </style:style>
    <style:style style:name="T118" style:family="text">
      <style:text-properties fo:color="#0070c0" fo:font-size="14pt" fo:language="sk" fo:country="SK" officeooo:rsid="002fbcf7" style:font-size-asian="14pt" style:font-size-complex="14pt"/>
    </style:style>
    <style:style style:name="T119" style:family="text">
      <style:text-properties fo:color="#0070c0" fo:font-size="14pt" fo:language="sk" fo:country="SK" officeooo:rsid="0044bca7" style:font-size-asian="14pt" style:font-size-complex="14pt"/>
    </style:style>
    <style:style style:name="T120" style:family="text">
      <style:text-properties fo:color="#0070c0" fo:font-size="14pt" fo:language="sk" fo:country="SK" officeooo:rsid="0045690e" style:font-size-asian="14pt" style:font-size-complex="14pt"/>
    </style:style>
    <style:style style:name="T121" style:family="text">
      <style:text-properties fo:color="#0070c0" fo:font-size="14pt" fo:language="sk" fo:country="SK" fo:font-weight="bold" officeooo:rsid="002fbcf7" style:font-size-asian="14pt" style:font-weight-asian="bold" style:font-size-complex="14pt"/>
    </style:style>
    <style:style style:name="T122" style:family="text">
      <style:text-properties fo:color="#0070c0" fo:font-size="14pt" fo:language="sk" fo:country="SK" fo:font-weight="bold" officeooo:rsid="0045690e" style:font-size-asian="14pt" style:font-weight-asian="bold" style:font-size-complex="14pt"/>
    </style:style>
    <style:style style:name="T123" style:family="text">
      <style:text-properties fo:color="#538135" style:font-name="Consolas"/>
    </style:style>
    <style:style style:name="T124" style:family="text">
      <style:text-properties fo:color="#538135" style:font-name="Consolas" fo:language="en" fo:country="GB"/>
    </style:style>
    <style:style style:name="T125" style:family="text">
      <style:text-properties fo:color="#538135" fo:language="en" fo:country="GB" style:font-name-complex="Calibri1"/>
    </style:style>
    <style:style style:name="T126" style:family="text">
      <style:text-properties fo:color="#538135" style:font-name-complex="Calibri1"/>
    </style:style>
    <style:style style:name="T127" style:family="text">
      <style:text-properties fo:font-style="italic" style:font-style-asian="italic"/>
    </style:style>
    <style:style style:name="T128" style:family="text">
      <style:text-properties fo:font-style="italic" fo:font-weight="bold" style:font-style-asian="italic" style:font-weight-asian="bold"/>
    </style:style>
    <style:style style:name="T129" style:family="text">
      <style:text-properties fo:font-weight="bold" style:font-weight-asian="bold"/>
    </style:style>
    <style:style style:name="T130" style:family="text">
      <style:text-properties fo:font-weight="bold" officeooo:rsid="003d60ec" style:font-weight-asian="bold"/>
    </style:style>
    <style:style style:name="T131" style:family="text">
      <style:text-properties fo:language="sk" fo:country="SK" style:font-name-complex="Calibri1"/>
    </style:style>
    <style:style style:name="T132" style:family="text">
      <style:text-properties fo:language="sk" fo:country="SK" officeooo:rsid="00328946" style:font-name-complex="Calibri1"/>
    </style:style>
    <style:style style:name="T133" style:family="text">
      <style:text-properties fo:language="sk" fo:country="SK" officeooo:rsid="003699ab" style:font-name-complex="Calibri1"/>
    </style:style>
    <style:style style:name="T134" style:family="text">
      <style:text-properties fo:language="sk" fo:country="SK" officeooo:rsid="0046172a" style:font-name-complex="Calibri1"/>
    </style:style>
    <style:style style:name="T135" style:family="text">
      <style:text-properties fo:language="sk" fo:country="SK" officeooo:rsid="0046ed2d" style:font-name-complex="Calibri1"/>
    </style:style>
    <style:style style:name="T136" style:family="text">
      <style:text-properties fo:language="sk" fo:country="SK" officeooo:rsid="0047db96" style:font-name-complex="Calibri1"/>
    </style:style>
    <style:style style:name="T137" style:family="text">
      <style:text-properties fo:language="sk" fo:country="SK" fo:font-weight="bold" style:font-weight-asian="bold" style:font-name-complex="Calibri1"/>
    </style:style>
    <style:style style:name="T138" style:family="text">
      <style:text-properties fo:language="sk" fo:country="SK" fo:font-weight="bold" officeooo:rsid="002fbcf7" style:font-weight-asian="bold" style:font-name-complex="Calibri1"/>
    </style:style>
    <style:style style:name="T139" style:family="text">
      <style:text-properties fo:language="sk" fo:country="SK" fo:font-weight="bold" officeooo:rsid="00328946" style:font-weight-asian="bold" style:font-name-complex="Calibri1"/>
    </style:style>
    <style:style style:name="T140" style:family="text">
      <style:text-properties fo:language="sk" fo:country="SK" fo:font-weight="bold" officeooo:rsid="00434848" style:font-weight-asian="bold" style:font-name-complex="Calibri1"/>
    </style:style>
    <style:style style:name="T141" style:family="text">
      <style:text-properties fo:language="sk" fo:country="SK" fo:font-weight="bold" officeooo:rsid="0045690e" style:font-weight-asian="bold" style:font-name-complex="Calibri1"/>
    </style:style>
    <style:style style:name="T142" style:family="text">
      <style:text-properties fo:language="sk" fo:country="SK" fo:font-weight="bold" officeooo:rsid="0046ed2d" style:font-weight-asian="bold" style:font-name-complex="Calibri1"/>
    </style:style>
    <style:style style:name="T143" style:family="text">
      <style:text-properties fo:language="sk" fo:country="SK" fo:font-weight="bold" officeooo:rsid="0047db96" style:font-weight-asian="bold" style:font-name-complex="Calibri1"/>
    </style:style>
    <style:style style:name="T144" style:family="text">
      <style:text-properties fo:language="sk" fo:country="SK" fo:font-weight="bold" officeooo:rsid="00237c9b" style:font-weight-asian="bold"/>
    </style:style>
    <style:style style:name="T145" style:family="text">
      <style:text-properties fo:language="sk" fo:country="SK" officeooo:rsid="002de6d4"/>
    </style:style>
    <style:style style:name="T146" style:family="text">
      <style:text-properties fo:language="sk" fo:country="SK" officeooo:rsid="003d60ec"/>
    </style:style>
    <style:style style:name="T147" style:family="text">
      <style:text-properties fo:language="sk" fo:country="SK" officeooo:rsid="003e9418"/>
    </style:style>
    <style:style style:name="T148" style:family="text">
      <style:text-properties officeooo:rsid="002fbcf7"/>
    </style:style>
    <style:style style:name="T149" style:family="text">
      <style:text-properties fo:font-size="16pt" fo:language="sk" fo:country="SK" fo:font-weight="bold" officeooo:rsid="003d60ec" style:font-size-asian="16pt" style:font-weight-asian="bold" style:font-size-complex="16pt"/>
    </style:style>
    <style:style style:name="T150" style:family="text">
      <style:text-properties fo:font-size="16pt" fo:language="en" fo:country="GB" fo:font-weight="bold" style:font-size-asian="16pt" style:font-weight-asian="bold" style:font-size-complex="16pt"/>
    </style:style>
    <style:style style:name="T151" style:family="text">
      <style:text-properties officeooo:rsid="004c8376"/>
    </style:style>
    <style:style style:name="T152" style:family="text">
      <style:text-properties officeooo:rsid="004e444f"/>
    </style:style>
    <style:style style:name="T153" style:family="text">
      <style:text-properties fo:font-size="18pt"/>
    </style:style>
    <style:style style:name="gr1" style:family="graphic">
      <style:graphic-properties draw:stroke="none" svg:stroke-width="0cm" svg:stroke-color="#385623" draw:marker-start-width="0.3cm" draw:marker-end-width="0.3cm" draw:stroke-linejoin="miter" draw:fill="solid" draw:fill-color="#e8a202" draw:textarea-vertical-align="top" draw:auto-grow-height="false" fo:min-height="2.228cm" fo:min-width="22.132cm" fo:padding-top="0.108cm" fo:padding-bottom="0.108cm" fo:padding-left="0.233cm" fo:padding-right="0.233cm" fo:wrap-option="wrap" fo:margin-left="0cm" fo:margin-right="0.055cm" fo:margin-top="0cm" fo:margin-bottom="0.048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cm" svg:stroke-color="#385623" draw:marker-start-width="0.3cm" draw:marker-end-width="0.3cm" draw:stroke-linejoin="miter" draw:fill="solid" draw:fill-color="#e8a202" draw:textarea-vertical-align="top" draw:auto-grow-height="false" fo:min-height="2.438cm" fo:min-width="22.096cm" fo:padding-top="0.108cm" fo:padding-bottom="0.108cm" fo:padding-left="0.233cm" fo:padding-right="0.233cm" fo:wrap-option="wrap" fo:margin-left="0cm" fo:margin-right="0.055cm" fo:margin-top="0cm" fo:margin-bottom="0.0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5"/>
      <text:p text:style-name="P10"><text:span text:style-name="T14">osTicket</text:span><text:span text:style-name="T15"><text:line-break/>popis API rozhrania </text:span><text:span text:style-name="T16">pre generovanie formulárov</text:span></text:p>
      <text:p text:style-name="P3"/>
      <text:p text:style-name="P10"><text:span text:style-name="T17">ver. </text:span><text:span text:style-name="T19">1</text:span><text:span text:style-name="T17">.</text:span><text:span text:style-name="T23">4</text:span><text:span text:style-name="T17">.</text:span><text:span text:style-name="T21">2</text:span></text:p>
      <text:p text:style-name="P4"/>
      <text:p text:style-name="P4"/>
      <text:p text:style-name="Standard"><text:span text:style-name="T17">Vysvetlivky</text:span><text:span text:style-name="T22">:</text:span></text:p>
      <text:p text:style-name="Standard"><text:span text:style-name="T56">&lt;nazov_premennej&gt; </text:span><text:span text:style-name="T27">- označenie premenn</text:span><text:span text:style-name="T70">ej</text:span><text:span text:style-name="T74"><text:line-break/></text:span><text:span text:style-name="T91">typ</text:span><text:span text:style-name="T56"> </text:span><text:span text:style-name="T27">- označenie dátového typu<text:line-break/></text:span><text:span text:style-name="T102">hodnota </text:span><text:span text:style-name="T27">– dostupn</text:span><text:span text:style-name="T70">á hodnota<text:line-break/></text:span><text:span text:style-name="T103">[] </text:span><text:span text:style-name="T27">– volite</text:span><text:span text:style-name="T70">ľná hodnota</text:span></text:p>
      <text:p text:style-name="P11"/>
      <text:p text:style-name="P11"/>
      <text:p text:style-name="P4">Popis API rozhrania</text:p>
      <text:p text:style-name="Standard">Klient <text:span text:style-name="T26">(aplik</text:span>ácia<text:span text:style-name="T26">) kontaktuje server (api.</text:span><text:span text:style-name="T145">xxxxxx</text:span><text:span text:style-name="T26">.</text:span><text:span text:style-name="T145">com</text:span><text:span text:style-name="T26">) s po</text:span>žiadavkou o <text:span text:style-name="T1">akceptovanie komunikácie / čítanie / zápis údajov</text:span>. Celý proces pozostáva z dvoch krokov. Klient najskôr kontaktuje server s požiadavkou v ktorej sa identifikuje prostredníctvom prideleného app_id. Server skontroluje klientom poskytnuté app_id <text:span text:style-name="T1">či</text:span> má oprávnenie pristupovať k api rozhraniu. Ak systém vyhodnotí požiadavku ako oprávnenú vygeneruje access_id ktoré odošle vo formáte jSON v odpovedi na požiadavku klienta. Access_id má obmedzenú časovú platnosť <text:span text:style-name="T26">(štandardne 1800 sek</text:span>únd<text:span text:style-name="T26">). Klient následne vygeneruje sha256 hash reťazec. Hash reťazec je generovaný zo súkromného kľúča, prideleného access_id a verejného kľúča. Verejný kľúč je náhodne vygenerovaný 32 znakový reťazec. Následne klient pošle na server svoju požiadavku v ktorej odošle vygenerovaný verejný kľúč, pridelený acces_id, vygenerovaný hash a ostatné parametre potrebné pre špecifikáciu požiadavky, ktoré sú popísané nižšie. Klient posiela na server POST request cez </text:span>šifrovaný https protokol<text:span text:style-name="T26"> a všetky prenášané dáta sú jSON objekty. Pre potreby tejto dokumentácie je štandardný pár </text:span><text:span text:style-name="T106">name:value </text:span><text:soft-page-break/><text:span text:style-name="T27">popisovan</text:span><text:span text:style-name="T70">ý ako key:value. Z interných dôvodov sú všetky kľúče </text:span><text:span text:style-name="T27">(key</text:span><text:span text:style-name="T70">s) v komunikácii klient </text:span><text:span text:style-name="T27">&gt; server</text:span><text:span text:style-name="T70"> nahrádzané znakmi abecey podľa tabuľky nižšie</text:span><text:span text:style-name="T27">:</text:span></text:p>
      <table:table table:name="Tabuľka1" table:style-name="Tabuľka1">
        <table:table-column table:style-name="Tabuľka1.A"/>
        <table:table-column table:style-name="Tabuľka1.B"/>
        <table:table-row table:style-name="Tabuľka1.1">
          <table:table-cell table:style-name="Tabuľka1.A1" office:value-type="string">
            <text:p text:style-name="P40">originálny kľúč</text:p>
          </table:table-cell>
          <table:table-cell table:style-name="Tabuľka1.A1" office:value-type="string">
            <text:p text:style-name="P38">nahradený kľúč</text:p>
          </table:table-cell>
        </table:table-row>
        <table:table-row table:style-name="Tabuľka1.1">
          <table:table-cell table:style-name="Tabuľka1.A2" office:value-type="string">
            <text:p text:style-name="P41">request</text:p>
          </table:table-cell>
          <table:table-cell table:style-name="Tabuľka1.A2" office:value-type="string">
            <text:p text:style-name="P37">a</text:p>
          </table:table-cell>
        </table:table-row>
        <table:table-row table:style-name="Tabuľka1.1">
          <table:table-cell table:style-name="Tabuľka1.A1" office:value-type="string">
            <text:p text:style-name="P41">application id</text:p>
          </table:table-cell>
          <table:table-cell table:style-name="Tabuľka1.A1" office:value-type="string">
            <text:p text:style-name="P37">b</text:p>
          </table:table-cell>
        </table:table-row>
        <table:table-row table:style-name="Tabuľka1.1">
          <table:table-cell table:style-name="Tabuľka1.A1" office:value-type="string">
            <text:p text:style-name="P41">public_key</text:p>
          </table:table-cell>
          <table:table-cell table:style-name="Tabuľka1.A1" office:value-type="string">
            <text:p text:style-name="P37">c</text:p>
          </table:table-cell>
        </table:table-row>
        <table:table-row table:style-name="Tabuľka1.1">
          <table:table-cell table:style-name="Tabuľka1.A1" office:value-type="string">
            <text:p text:style-name="P41">hash</text:p>
          </table:table-cell>
          <table:table-cell table:style-name="Tabuľka1.A1" office:value-type="string">
            <text:p text:style-name="P37">d</text:p>
          </table:table-cell>
        </table:table-row>
        <table:table-row table:style-name="Tabuľka1.1">
          <table:table-cell table:style-name="Tabuľka1.A1" office:value-type="string">
            <text:p text:style-name="P42">access_id</text:p>
          </table:table-cell>
          <table:table-cell table:style-name="Tabuľka1.A1" office:value-type="string">
            <text:p text:style-name="P37">e</text:p>
          </table:table-cell>
        </table:table-row>
        <table:table-row table:style-name="Tabuľka1.1">
          <table:table-cell table:style-name="Tabuľka1.A1" office:value-type="string">
            <text:p text:style-name="P45">-rezervované-</text:p>
          </table:table-cell>
          <table:table-cell table:style-name="Tabuľka1.A1" office:value-type="string">
            <text:p text:style-name="P37">f</text:p>
          </table:table-cell>
        </table:table-row>
        <table:table-row table:style-name="Tabuľka1.1">
          <table:table-cell table:style-name="Tabuľka1.A1" office:value-type="string">
            <text:p text:style-name="P45">-rezervované-</text:p>
          </table:table-cell>
          <table:table-cell table:style-name="Tabuľka1.A1" office:value-type="string">
            <text:p text:style-name="P37">g</text:p>
          </table:table-cell>
        </table:table-row>
        <table:table-row table:style-name="Tabuľka1.1">
          <table:table-cell table:style-name="Tabuľka1.A1" office:value-type="string">
            <text:p text:style-name="P45">-rezervované-</text:p>
          </table:table-cell>
          <table:table-cell table:style-name="Tabuľka1.A1" office:value-type="string">
            <text:p text:style-name="P37">h</text:p>
          </table:table-cell>
        </table:table-row>
        <table:table-row table:style-name="Tabuľka1.1">
          <table:table-cell table:style-name="Tabuľka1.A1" office:value-type="string">
            <text:p text:style-name="P45">-rezervované-</text:p>
          </table:table-cell>
          <table:table-cell table:style-name="Tabuľka1.A1" office:value-type="string">
            <text:p text:style-name="P37">i</text:p>
          </table:table-cell>
        </table:table-row>
        <table:table-row table:style-name="Tabuľka1.1">
          <table:table-cell table:style-name="Tabuľka1.A1" office:value-type="string">
            <text:p text:style-name="P45">-rezervované-</text:p>
          </table:table-cell>
          <table:table-cell table:style-name="Tabuľka1.A1" office:value-type="string">
            <text:p text:style-name="P37">j</text:p>
          </table:table-cell>
        </table:table-row>
        <table:table-row table:style-name="Tabuľka1.1">
          <table:table-cell table:style-name="Tabuľka1.A1" office:value-type="string">
            <text:p text:style-name="P45">-rezervované-</text:p>
          </table:table-cell>
          <table:table-cell table:style-name="Tabuľka1.A1" office:value-type="string">
            <text:p text:style-name="P37">k</text:p>
          </table:table-cell>
        </table:table-row>
        <table:table-row table:style-name="Tabuľka1.1">
          <table:table-cell table:style-name="Tabuľka1.A1" office:value-type="string">
            <text:p text:style-name="P44">-rezervované-</text:p>
          </table:table-cell>
          <table:table-cell table:style-name="Tabuľka1.A1" office:value-type="string">
            <text:p text:style-name="P37">l</text:p>
          </table:table-cell>
        </table:table-row>
        <table:table-row table:style-name="Tabuľka1.1">
          <table:table-cell table:style-name="Tabuľka1.A1" office:value-type="string">
            <text:p text:style-name="P44">-rezervované-</text:p>
          </table:table-cell>
          <table:table-cell table:style-name="Tabuľka1.A1" office:value-type="string">
            <text:p text:style-name="P37">m</text:p>
          </table:table-cell>
        </table:table-row>
        <table:table-row table:style-name="Tabuľka1.1">
          <table:table-cell table:style-name="Tabuľka1.A1" office:value-type="string">
            <text:p text:style-name="P44">-rezervované-</text:p>
          </table:table-cell>
          <table:table-cell table:style-name="Tabuľka1.A1" office:value-type="string">
            <text:p text:style-name="P37">n</text:p>
          </table:table-cell>
        </table:table-row>
        <table:table-row table:style-name="Tabuľka1.1">
          <table:table-cell table:style-name="Tabuľka1.A1" office:value-type="string">
            <text:p text:style-name="P44">-rezervované-</text:p>
          </table:table-cell>
          <table:table-cell table:style-name="Tabuľka1.A1" office:value-type="string">
            <text:p text:style-name="P37">o</text:p>
          </table:table-cell>
        </table:table-row>
        <table:table-row table:style-name="Tabuľka1.1">
          <table:table-cell table:style-name="Tabuľka1.A1" office:value-type="string">
            <text:p text:style-name="P44">-rezervované-</text:p>
          </table:table-cell>
          <table:table-cell table:style-name="Tabuľka1.A1" office:value-type="string">
            <text:p text:style-name="P37">p</text:p>
          </table:table-cell>
        </table:table-row>
        <table:table-row table:style-name="Tabuľka1.1">
          <table:table-cell table:style-name="Tabuľka1.A1" office:value-type="string">
            <text:p text:style-name="P44">-rezervované-</text:p>
          </table:table-cell>
          <table:table-cell table:style-name="Tabuľka1.A1" office:value-type="string">
            <text:p text:style-name="P37">q</text:p>
          </table:table-cell>
        </table:table-row>
        <table:table-row table:style-name="Tabuľka1.1">
          <table:table-cell table:style-name="Tabuľka1.A1" office:value-type="string">
            <text:p text:style-name="P43">pramaeter 1</text:p>
          </table:table-cell>
          <table:table-cell table:style-name="Tabuľka1.A1" office:value-type="string">
            <text:p text:style-name="P37">r</text:p>
          </table:table-cell>
        </table:table-row>
        <table:table-row table:style-name="Tabuľka1.1">
          <table:table-cell table:style-name="Tabuľka1.A1" office:value-type="string">
            <text:p text:style-name="P43">pramaeter 2</text:p>
          </table:table-cell>
          <table:table-cell table:style-name="Tabuľka1.A1" office:value-type="string">
            <text:p text:style-name="P37">s</text:p>
          </table:table-cell>
        </table:table-row>
        <table:table-row table:style-name="Tabuľka1.1">
          <table:table-cell table:style-name="Tabuľka1.A1" office:value-type="string">
            <text:p text:style-name="P43">pramaeter 3</text:p>
          </table:table-cell>
          <table:table-cell table:style-name="Tabuľka1.A1" office:value-type="string">
            <text:p text:style-name="P37">t</text:p>
          </table:table-cell>
        </table:table-row>
        <table:table-row table:style-name="Tabuľka1.1">
          <table:table-cell table:style-name="Tabuľka1.A1" office:value-type="string">
            <text:p text:style-name="P43">pramaeter 4</text:p>
          </table:table-cell>
          <table:table-cell table:style-name="Tabuľka1.A1" office:value-type="string">
            <text:p text:style-name="P37">u</text:p>
          </table:table-cell>
        </table:table-row>
        <table:table-row table:style-name="Tabuľka1.1">
          <table:table-cell table:style-name="Tabuľka1.A1" office:value-type="string">
            <text:p text:style-name="P43">pramaeter 5</text:p>
          </table:table-cell>
          <table:table-cell table:style-name="Tabuľka1.A1" office:value-type="string">
            <text:p text:style-name="P37">v</text:p>
          </table:table-cell>
        </table:table-row>
        <table:table-row table:style-name="Tabuľka1.1">
          <table:table-cell table:style-name="Tabuľka1.A1" office:value-type="string">
            <text:p text:style-name="P43">pramaeter 6</text:p>
          </table:table-cell>
          <table:table-cell table:style-name="Tabuľka1.A1" office:value-type="string">
            <text:p text:style-name="P37">w</text:p>
          </table:table-cell>
        </table:table-row>
        <table:table-row table:style-name="Tabuľka1.1">
          <table:table-cell table:style-name="Tabuľka1.A1" office:value-type="string">
            <text:p text:style-name="P43">pramaeter 7</text:p>
          </table:table-cell>
          <table:table-cell table:style-name="Tabuľka1.A1" office:value-type="string">
            <text:p text:style-name="P37">x</text:p>
          </table:table-cell>
        </table:table-row>
        <table:table-row table:style-name="Tabuľka1.1">
          <table:table-cell table:style-name="Tabuľka1.A1" office:value-type="string">
            <text:p text:style-name="P43">pramaeter 8</text:p>
          </table:table-cell>
          <table:table-cell table:style-name="Tabuľka1.A1" office:value-type="string">
            <text:p text:style-name="P37">y</text:p>
          </table:table-cell>
        </table:table-row>
        <table:table-row table:style-name="Tabuľka1.1">
          <table:table-cell table:style-name="Tabuľka1.A1" office:value-type="string">
            <text:p text:style-name="P43">pramaeter <text:span text:style-name="T151">9</text:span></text:p>
          </table:table-cell>
          <table:table-cell table:style-name="Tabuľka1.A1" office:value-type="string">
            <text:p text:style-name="P37">z</text:p>
          </table:table-cell>
        </table:table-row>
      </table:table>
      <text:p text:style-name="P13"/>
      <text:p text:style-name="P13"/>
      <text:p text:style-name="Standard">Klient kontaktuje server na url adrese https<text:span text:style-name="T26">://api.</text:span><text:span text:style-name="T55">xxxxx</text:span><text:span text:style-name="T26">.</text:span><text:span text:style-name="T55">com</text:span><text:span text:style-name="T26">/</text:span> Ako už bolo spomenuté pred samotným zaslaním požiadavky na server musí klient najskôr obdržať zo server<text:span text:style-name="T152">a</text:span> access ID, ktoré má štandardne obmedzenú platnosť 1800 sekúnd a pomocou ktorého môže následne klient posielať na server požiadavky. Na komunikáciu so serverom používa klient dve URL adresy<text:span text:style-name="T26">:</text:span></text:p>
      <text:list xml:id="list1008251319" text:style-name="WWNum10">
        <text:list-item>
          <text:p text:style-name="P103">https://api.<text:span text:style-name="T148">xxxxxx</text:span>.<text:span text:style-name="T148">com</text:span>/hi</text:p>
        </text:list-item>
        <text:list-item>
          <text:p text:style-name="P104">https://api.<text:span text:style-name="T148">xxxxxx</text:span>.<text:span text:style-name="T148">com</text:span>/process</text:p>
        </text:list-item>
      </text:list>
      <text:p text:style-name="P22"/>
      <text:p text:style-name="P15"><text:span text:style-name="T26">URL adresa: </text:span><text:span text:style-name="T36">https://api.</text:span><text:span text:style-name="T47">xxxxxx</text:span><text:span text:style-name="T36">.</text:span><text:span text:style-name="T47">com</text:span><text:span text:style-name="T36">/hi </text:span><text:span text:style-name="T26">sl</text:span>úži výhradne na autorizáciu a vyžiadanie access ID zo servera pre ďalšiu komunikáciu so serverom</text:p>
      <text:p text:style-name="P15"><text:span text:style-name="T26">URL adresa: </text:span><text:span text:style-name="T36">https://api.</text:span><text:span text:style-name="T144">v</text:span><text:span text:style-name="T47">xxxxxx</text:span><text:span text:style-name="T46">.</text:span><text:span text:style-name="T47">com</text:span><text:span text:style-name="T36">/process </text:span><text:span text:style-name="T26">sl</text:span>úži na zasielanie požiadaviek na server</text:p>
      <text:p text:style-name="Standard"/>
      <text:p text:style-name="P15"><text:soft-page-break/><text:span text:style-name="T26">Príklad komunikácie:<text:line-break/>Nasledovný jSON objekt je zaslaný na URL adresu </text:span><text:span text:style-name="T48">https://api.</text:span><text:span text:style-name="T49">xxxxxx</text:span><text:span text:style-name="T48">.</text:span><text:span text:style-name="T49">com</text:span><text:span text:style-name="T48">/hi</text:span></text:p>
      <text:p text:style-name="P24">{</text:p>
      <text:p text:style-name="P24"><text:s text:c="4"/>"b":9152977138,</text:p>
      <text:p text:style-name="P24"><text:s text:c="4"/>"c":"123456789012345678901234567890AB",</text:p>
      <text:p text:style-name="P24"><text:s text:c="4"/>"d":"cb6415e7d4c2651fade2284591d7f2cbdd8289c7716346906fe3bdf162842ca2"</text:p>
      <text:p text:style-name="P24">}</text:p>
      <text:p text:style-name="P24"/>
      <text:p text:style-name="P15"><text:span text:style-name="T50">Popis:<text:line-break/>klient s application ID (</text:span><text:span text:style-name="T51">"b":9152977138</text:span><text:span text:style-name="T50">) posiela na server po</text:span><text:span text:style-name="T127">žiadavku formátovanú ako jSON object cez POST request na URL adresu </text:span><text:span text:style-name="T128">https</text:span><text:span text:style-name="T52">://api.</text:span><text:span text:style-name="T54">xxxxxx</text:span><text:span text:style-name="T53">.</text:span><text:span text:style-name="T54">com</text:span><text:span text:style-name="T52">/hi<text:line-break/>"c":"123456789012345678901234567890AB"</text:span><text:span text:style-name="T50"> je public key, ktor</text:span><text:span text:style-name="T127">ý klient vygeneroval a </text:span><text:span text:style-name="T128">"d":"cb6415e7d4c2651fade2284591d7f2cbdd8289c7716346906fe3bdf162842ca2" </text:span><text:span text:style-name="T127">je sha256 hash, ktorý je vypočítaný nasledovne</text:span><text:span text:style-name="T50">: </text:span></text:p>
      <text:p text:style-name="P10"><text:span text:style-name="T124">hash('sha256',priv</text:span><text:span text:style-name="T123">átny kľúč + application ID + verejný kľúč</text:span><text:span text:style-name="T124">)</text:span></text:p>
      <text:p text:style-name="P12">Server vráti odpoveď vo formáte jSON:</text:p>
      <text:p text:style-name="P24">{</text:p>
      <text:p text:style-name="P24"><text:s text:c="4"/>"app_id": "9152977138",</text:p>
      <text:p text:style-name="P24"><text:s text:c="4"/>"result": 1,</text:p>
      <text:p text:style-name="P24"><text:s text:c="4"/>"result_text": "communication accepted",</text:p>
      <text:p text:style-name="P24"><text:s text:c="4"/>"access_id": "5c0b8d0199ee57_82911817",</text:p>
      <text:p text:style-name="P24"><text:s text:c="4"/>"timestamp": "2018-12-08 10:21:05",</text:p>
      <text:p text:style-name="P24"><text:s text:c="4"/>"valid_window": 1800</text:p>
      <text:p text:style-name="P24">}</text:p>
      <text:p text:style-name="Standard"><text:span text:style-name="T50">Popis:<text:line-break/>server akceptoval komunik</text:span><text:span text:style-name="T127">áciu</text:span><text:span text:style-name="T50"> (“result”:1) a vr</text:span><text:span text:style-name="T127">átil vygenerované access_id</text:span><text:span text:style-name="T50"> ("access_id": "5c0b8d0199ee57_82911817”). Hodnota “valid_window” u</text:span><text:span text:style-name="T127">rčuje platnosť access_id v sekundách</text:span><text:span text:style-name="T50"> (od </text:span><text:span text:style-name="T127">času vygenerovanie access_id –</text:span><text:span text:style-name="T50">&gt;</text:span><text:span text:style-name="T127"> hodnota timestamp</text:span><text:span text:style-name="T50">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text:soft-page-break/><text:span text:style-name="T17">Špecifikácia komunikácie </text:span><text:span text:style-name="T22">(po</text:span><text:span text:style-name="T17">žiadaviek a odpovedí</text:span><text:span text:style-name="T22">)</text:span></text:p>
      <text:p text:style-name="Standard"><text:span text:style-name="T24">A - Inicializ</text:span><text:span text:style-name="T25">ácia komunikácie</text:span></text:p>
      <text:p text:style-name="P15">url: <text:span text:style-name="T129">https://api.</text:span><text:span text:style-name="T49">xxxxxx</text:span><text:span text:style-name="T48">.</text:span><text:span text:style-name="T49">com</text:span><text:span text:style-name="T129">/hi</text:span></text:p>
      <text:p text:style-name="Standard">požiadavka<text:span text:style-name="T26">:</text:span></text:p>
      <text:p text:style-name="P73">{</text:p>
      <text:p text:style-name="P72"><text:span text:style-name="T75"><text:s text:c="3"/>"b": "</text:span><text:span text:style-name="T56">&lt;application_id&gt;</text:span><text:span text:style-name="T75">",</text:span></text:p>
      <text:p text:style-name="P23"><text:span text:style-name="T75"><text:s text:c="3"/>"c": "</text:span><text:span text:style-name="T56">&lt;public_key&gt;</text:span><text:span text:style-name="T75">", </text:span></text:p>
      <text:p text:style-name="P83"><text:span text:style-name="T75">"d": "</text:span><text:span text:style-name="T56">&lt;hash&gt;</text:span><text:span text:style-name="T75">"</text:span></text:p>
      <text:p text:style-name="P26">}</text:p>
      <text:p text:style-name="P26"/>
      <text:p text:style-name="P23"><text:span text:style-name="T37">application_id – </text:span><text:span text:style-name="T91">string</text:span><text:span text:style-name="T94"> </text:span><text:span text:style-name="T27">– pridelen</text:span><text:span text:style-name="T70">é application ID</text:span></text:p>
      <text:p text:style-name="P23"><text:span text:style-name="T37">public_key – </text:span><text:span text:style-name="T91">string</text:span><text:span text:style-name="T98"> </text:span><text:span text:style-name="T27">– klientom vygenerovaný náhodný 32 znakový reťazec </text:span></text:p>
      <text:p text:style-name="P23"><text:span text:style-name="T37">hash – </text:span><text:span text:style-name="T91">string</text:span><text:span text:style-name="T94"> </text:span><text:span text:style-name="T27">– vypočítaný sha256 hash z reťazca, ktorý vznikne spojením privátneho kľúča, aplikačného ID a verejného kľúča</text:span></text:p>
      <text:p text:style-name="P88"/>
      <text:p text:style-name="P23"><text:span text:style-name="T125">Pr</text:span><text:span text:style-name="T126">íklad</text:span><text:span text:style-name="T125">:</text:span></text:p>
      <text:p text:style-name="P25"/>
      <text:p text:style-name="P24">{</text:p>
      <text:p text:style-name="P24"><text:s text:c="4"/>"b":"9152977138",</text:p>
      <text:p text:style-name="P24"><text:s text:c="4"/>"c":"123456789012345678901234567890AB",</text:p>
      <text:p text:style-name="P24"><text:s text:c="4"/>"d":"cb6415e7d4c2651fade2284591d7f2cbdd8289c7716346906fe3bdf162842ca2"</text:p>
      <text:p text:style-name="P24">}</text:p>
      <text:p text:style-name="P2"/>
      <text:p text:style-name="P90">odpoveď<text:span text:style-name="T26">:</text:span></text:p>
      <text:p text:style-name="P92">{</text:p>
      <text:p text:style-name="P91"><text:span text:style-name="T75"><text:s text:c="3"/>"app_id": "</text:span><text:span text:style-name="T56">&lt;application_id&gt;</text:span><text:span text:style-name="T75">",</text:span></text:p>
      <text:p text:style-name="P91"><text:span text:style-name="T75"><text:s text:c="3"/>"result": </text:span><text:span text:style-name="T56">&lt;result&gt;</text:span><text:span text:style-name="T75">, </text:span></text:p>
      <text:p text:style-name="P93"><text:span text:style-name="T75">"result_text": "</text:span><text:span text:style-name="T56">&lt;result_text&gt;</text:span><text:span text:style-name="T75">",</text:span></text:p>
      <text:p text:style-name="P93"><text:span text:style-name="T75">"access_id": "</text:span><text:span text:style-name="T56">&lt;access_id&gt;</text:span><text:span text:style-name="T75">",</text:span></text:p>
      <text:p text:style-name="P93"><text:span text:style-name="T75">"</text:span> <text:span text:style-name="T75">timestamp": "</text:span><text:span text:style-name="T56">&lt;timestamp&gt;</text:span><text:span text:style-name="T75">",</text:span></text:p>
      <text:p text:style-name="P93"><text:span text:style-name="T75">"</text:span> <text:span text:style-name="T75">valid_window ": </text:span><text:span text:style-name="T56">&lt;valid_window&gt;</text:span></text:p>
      <text:p text:style-name="P92">}</text:p>
      <text:p text:style-name="P95"/>
      <text:p text:style-name="P23"><text:span text:style-name="T37">application_id – </text:span><text:span text:style-name="T91">string</text:span><text:span text:style-name="T94"> </text:span><text:span text:style-name="T27">– pridelen</text:span><text:span text:style-name="T70">é application ID</text:span></text:p>
      <text:p text:style-name="P99"><text:span text:style-name="T37">result – </text:span><text:span text:style-name="T91">integer</text:span><text:span text:style-name="T94"> </text:span><text:span text:style-name="T27">– výsledok operácie:</text:span></text:p>
      <text:p text:style-name="P94"><text:span text:style-name="T102">1</text:span><text:span text:style-name="T37"> </text:span><text:span text:style-name="T27">– komunikácia povolená</text:span></text:p>
      <text:p text:style-name="P94"><text:span text:style-name="T102">0</text:span><text:span text:style-name="T37"> </text:span><text:span text:style-name="T70">– komunikácia odmietnutá</text:span></text:p>
      <text:p text:style-name="P99"><text:span text:style-name="T37">result_text – </text:span><text:span text:style-name="T91">string</text:span><text:span text:style-name="T94"> </text:span><text:span text:style-name="T27">– popis v</text:span><text:span text:style-name="T70">ýsledku</text:span></text:p>
      <text:p text:style-name="P99"><text:span text:style-name="T37">access_id – </text:span><text:span text:style-name="T91">string</text:span><text:span text:style-name="T94"> </text:span><text:span text:style-name="T27">– serverom vygenerovaný a pridelený access ID</text:span></text:p>
      <text:p text:style-name="P99"><text:span text:style-name="T37">timestamp – </text:span><text:span text:style-name="T91">string </text:span><text:span text:style-name="T27">– dátum a čas vygenerovania access ID</text:span></text:p>
      <text:p text:style-name="P99"><text:span text:style-name="T37">valid_window – </text:span><text:span text:style-name="T91">integer</text:span><text:span text:style-name="T27"> – dĺžka platnosti access ID</text:span></text:p>
      <text:p text:style-name="P89"><text:soft-page-break/></text:p>
      <text:p text:style-name="P23"><text:span text:style-name="T125">Pr</text:span><text:span text:style-name="T126">íklad </text:span><text:span text:style-name="T125">(komunik</text:span><text:span text:style-name="T126">ácia povolená</text:span><text:span text:style-name="T125">):</text:span></text:p>
      <text:p text:style-name="P25"/>
      <text:p text:style-name="P24">{</text:p>
      <text:p text:style-name="P24"><text:s text:c="4"/>"app_id": 9152977138,</text:p>
      <text:p text:style-name="P24"><text:s text:c="4"/>"result": 1,</text:p>
      <text:p text:style-name="P24"><text:s text:c="4"/>"result_text": "komunikácia povolená",</text:p>
      <text:p text:style-name="P24"><text:s text:c="4"/>"access_id": "5c0b8d0199ee57_82911817",</text:p>
      <text:p text:style-name="P24"><text:s text:c="4"/>"timestamp": "2018-12-08 10:21:05",</text:p>
      <text:p text:style-name="P24"><text:s text:c="4"/>"valid_window": 1800</text:p>
      <text:p text:style-name="P24">}</text:p>
      <text:p text:style-name="P2"/>
      <text:p text:style-name="P23"><text:span text:style-name="T125">Pr</text:span><text:span text:style-name="T126">íklad </text:span><text:span text:style-name="T125">(komunik</text:span><text:span text:style-name="T126">ácia odmietnutá</text:span><text:span text:style-name="T125">):</text:span></text:p>
      <text:p text:style-name="P25"/>
      <text:p text:style-name="P24">{</text:p>
      <text:p text:style-name="P24"><text:s text:c="4"/>"result": 0,</text:p>
      <text:p text:style-name="P24"><text:s text:c="4"/>"result_text": "komunikácia odmietnutá"</text:p>
      <text:p text:style-name="P24">}</text:p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B – Odoslanie požiadavky <text:span text:style-name="T146">na API rozhranie</text:span></text:p>
      <text:p text:style-name="P12">Všetky požiadavky sú odosielané na:</text:p>
      <text:p text:style-name="P15">url: <text:span text:style-name="T129">https://api.</text:span><text:span text:style-name="T49">xxxxxx</text:span><text:span text:style-name="T48">.</text:span><text:span text:style-name="T49">com</text:span><text:span text:style-name="T129">/process</text:span></text:p>
      <text:p text:style-name="Standard"><text:span text:style-name="T26">a ka</text:span>ždá požiadavka odoslaná v jSON objekte obsahuje minimálne tieto prvky<text:span text:style-name="T26">:</text:span></text:p>
      <text:p text:style-name="P73">{</text:p>
      <text:p text:style-name="P72"><text:span text:style-name="T75"><text:s text:c="3"/>"b": </text:span><text:span text:style-name="T56">&lt;application_id&gt;</text:span><text:span text:style-name="T75">,</text:span></text:p>
      <text:p text:style-name="P23"><text:span text:style-name="T75"><text:s text:c="3"/>"</text:span><text:span text:style-name="T84">e</text:span><text:span text:style-name="T75">": "</text:span><text:span text:style-name="T56">&lt;access_id&gt;</text:span><text:span text:style-name="T75">", </text:span></text:p>
      <text:p text:style-name="P83"><text:span text:style-name="T75">"a": "</text:span><text:span text:style-name="T56">&lt;request&gt;</text:span><text:span text:style-name="T75">"</text:span></text:p>
      <text:p text:style-name="P26">}</text:p>
      <text:p text:style-name="P26"/>
      <text:p text:style-name="P26"/>
      <text:p text:style-name="P26"/>
      <text:p text:style-name="P23"><text:span text:style-name="T75">Zoznam po</text:span><text:span text:style-name="T74">žiadaviek</text:span><text:span text:style-name="T75">:</text:span></text:p>
      <text:p text:style-name="P12"/>
      <text:p text:style-name="P57"><text:span text:style-name="T107">B – I. </text:span><text:span text:style-name="T111">“</text:span><text:span text:style-name="T112">get_</text:span><text:span text:style-name="T121">form</text:span><text:span text:style-name="T111">”</text:span><text:span text:style-name="T107"> : </text:span><text:span text:style-name="T108">Vy</text:span><text:span text:style-name="T118">žiadanie formulára</text:span><text:span text:style-name="T114"><text:tab/>str. </text:span><text:span text:style-name="T115">6</text:span></text:p>
      <text:p text:style-name="P58"><text:span text:style-name="T108">B – </text:span><text:span text:style-name="T109">I</text:span><text:span text:style-name="T108">I. </text:span><text:span text:style-name="T112">“get_</text:span><text:span text:style-name="T113">faqs</text:span><text:span text:style-name="T112">”</text:span><text:span text:style-name="T108"> : Vy</text:span><text:span text:style-name="T118">žiadanie </text:span><text:span text:style-name="T109">FAQ (spolu s kateg</text:span><text:span text:style-name="T119">óriami</text:span><text:span text:style-name="T109">)</text:span><text:span text:style-name="T115"><text:tab/>str. </text:span><text:span text:style-name="T116">9</text:span></text:p>
      <text:p text:style-name="P58"><text:span text:style-name="T108">B – </text:span><text:span text:style-name="T119">I</text:span><text:span text:style-name="T109">I</text:span><text:span text:style-name="T108">I. </text:span><text:span text:style-name="T112">“get_</text:span><text:span text:style-name="T113">faq</text:span><text:span text:style-name="T112">”</text:span><text:span text:style-name="T108"> : Vy</text:span><text:span text:style-name="T118">žiadanie</text:span><text:span text:style-name="T108"> </text:span><text:span text:style-name="T109">konkr</text:span><text:span text:style-name="T119">étnej</text:span><text:span text:style-name="T108"> </text:span><text:span text:style-name="T109">FAQ </text:span><text:span text:style-name="T119">položky</text:span><text:span text:style-name="T115"><text:tab/>str. </text:span><text:span text:style-name="T117">11</text:span></text:p>
      <text:p text:style-name="P58"><text:span text:style-name="T108">B – </text:span><text:span text:style-name="T119">I</text:span><text:span text:style-name="T120">V</text:span><text:span text:style-name="T108">. </text:span><text:span text:style-name="T112">“get_</text:span><text:span text:style-name="T113">faq</text:span><text:span text:style-name="T122">s_topic</text:span><text:span text:style-name="T112">”</text:span><text:span text:style-name="T108"> : Vy</text:span><text:span text:style-name="T118">žiadanie</text:span><text:span text:style-name="T108"> </text:span><text:span text:style-name="T109">FAQ </text:span><text:span text:style-name="T119">polož</text:span><text:span text:style-name="T120">iek k Help topicu</text:span><text:span text:style-name="T115"><text:tab/>str. </text:span><text:span text:style-name="T110">12</text:span></text:p>
      <text:p text:style-name="P3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><text:soft-page-break/><text:span text:style-name="T107">B – I. </text:span><text:span text:style-name="T111">“</text:span><text:span text:style-name="T121">get_form</text:span><text:span text:style-name="T111">”</text:span><text:span text:style-name="T107"> - <text:s/></text:span><text:span text:style-name="T108">Vy</text:span><text:span text:style-name="T118">žiadanie formulára</text:span></text:p>
      <text:p text:style-name="Standard"/>
      <text:p text:style-name="Standard">Požiadavka<text:span text:style-name="T26">:</text:span></text:p>
      <text:p text:style-name="P73">{</text:p>
      <text:p text:style-name="P72"><text:span text:style-name="T75"><text:s text:c="3"/>"b": "</text:span><text:span text:style-name="T56">&lt;application_id&gt;</text:span><text:span text:style-name="T75">",</text:span></text:p>
      <text:p text:style-name="P23"><text:span text:style-name="T75"><text:s text:c="3"/>"</text:span><text:span text:style-name="T84">e</text:span><text:span text:style-name="T75">": "</text:span><text:span text:style-name="T56">&lt;access_id&gt;</text:span><text:span text:style-name="T75">", </text:span></text:p>
      <text:p text:style-name="P83"><text:span text:style-name="T75">"a": "</text:span><text:span text:style-name="T84">get_form</text:span><text:span text:style-name="T75">",</text:span></text:p>
      <text:p text:style-name="P84"><text:span text:style-name="T75">"</text:span><text:span text:style-name="T78">r</text:span><text:span text:style-name="T75">": </text:span><text:span text:style-name="T56">&lt;</text:span><text:span text:style-name="T60">topic</text:span><text:span text:style-name="T56">_id&gt;</text:span></text:p>
      <text:p text:style-name="P26">}</text:p>
      <text:p text:style-name="P26"/>
      <text:p text:style-name="P23"><text:span text:style-name="T37">application_id – </text:span><text:span text:style-name="T91">string </text:span><text:span text:style-name="T27">– pridelen</text:span><text:span text:style-name="T70">é application ID</text:span></text:p>
      <text:p text:style-name="P23"><text:span text:style-name="T37">access_id – </text:span><text:span text:style-name="T91">string</text:span><text:span text:style-name="T94"> </text:span><text:span text:style-name="T27">– serverom vygenerovaný a pridelený access ID </text:span></text:p>
      <text:p text:style-name="P23"><text:span text:style-name="T138">get_form</text:span><text:span text:style-name="T37"> – </text:span><text:span text:style-name="T91">string</text:span><text:span text:style-name="T94"> </text:span><text:span text:style-name="T27">– po</text:span><text:span text:style-name="T70">žiadavka na </text:span><text:span text:style-name="T71">formulár</text:span></text:p>
      <text:p text:style-name="P51"><text:span text:style-name="T41">topic_id</text:span><text:span text:style-name="T40"> – </text:span><text:span text:style-name="T92">integer</text:span><text:span text:style-name="T96"> </text:span><text:span text:style-name="T30">– </text:span><text:span text:style-name="T31">id help topic formul</text:span><text:span text:style-name="T133">ára</text:span></text:p>
      <text:p text:style-name="P33"/>
      <text:p text:style-name="Standard">Odpoveď<text:span text:style-name="T26">:</text:span></text:p>
      <text:p text:style-name="P73">{</text:p>
      <text:p text:style-name="P23"><text:span text:style-name="T75"><text:s text:c="3"/>"app_id": "</text:span><text:span text:style-name="T56">&lt;application_id&gt;</text:span><text:span text:style-name="T75">",</text:span></text:p>
      <text:p text:style-name="P72"><text:span text:style-name="T75"><text:s text:c="3"/>"result": </text:span><text:span text:style-name="T56">&lt;result&gt;</text:span><text:span text:style-name="T75">,</text:span></text:p>
      <text:p text:style-name="P77"><text:span text:style-name="T75"><text:s text:c="3"/>"</text:span><text:span text:style-name="T85">topic_id</text:span><text:span text:style-name="T75">": </text:span><text:span text:style-name="T56">&lt;</text:span><text:span text:style-name="T65">topic_id</text:span><text:span text:style-name="T56">&gt;</text:span><text:span text:style-name="T75">,</text:span></text:p>
      <text:p text:style-name="P47"><text:span text:style-name="T75"><text:s text:c="3"/>"</text:span><text:span text:style-name="T84">topic_</text:span><text:span text:style-name="T85">content</text:span><text:span text:style-name="T75">": {</text:span></text:p>
      <text:p text:style-name="P78"><text:span text:style-name="T75"><text:s text:c="8"/>"</text:span><text:span text:style-name="T85">topic_name</text:span><text:span text:style-name="T75">": </text:span><text:span text:style-name="T56">&lt;</text:span><text:span text:style-name="T65">topic_name</text:span><text:span text:style-name="T56">&gt;</text:span><text:span text:style-name="T75">,</text:span></text:p>
      <text:p text:style-name="P78"><text:span text:style-name="T75"><text:s text:c="8"/>"</text:span><text:span text:style-name="T85">topic_</text:span><text:span text:style-name="T77">notes</text:span><text:span text:style-name="T75">": </text:span><text:span text:style-name="T56">&lt;</text:span><text:span text:style-name="T65">topic_n</text:span><text:span text:style-name="T59">otes</text:span><text:span text:style-name="T56">&gt;</text:span><text:span text:style-name="T75">,</text:span></text:p>
      <text:p text:style-name="P48"><text:span text:style-name="T75"><text:s text:c="8"/>"</text:span><text:span text:style-name="T85">form</text:span><text:span text:style-name="T79">s</text:span><text:span text:style-name="T75">": {</text:span></text:p>
      <text:p text:style-name="P48"><text:span text:style-name="T75"><text:s text:c="13"/>"</text:span><text:span text:style-name="T85">form_id</text:span><text:span text:style-name="T75">": "</text:span><text:span text:style-name="T56">&lt;</text:span><text:span text:style-name="T65">form_id</text:span><text:span text:style-name="T56">&gt;</text:span><text:span text:style-name="T75">",</text:span></text:p>
      <text:p text:style-name="P48"><text:span text:style-name="T75"><text:s text:c="13"/>"</text:span><text:span text:style-name="T85">form_title</text:span><text:span text:style-name="T75">": "</text:span><text:span text:style-name="T56">&lt;</text:span><text:span text:style-name="T65">form_title</text:span><text:span text:style-name="T56">&gt;</text:span><text:span text:style-name="T75">",</text:span></text:p>
      <text:p text:style-name="P48"><text:span text:style-name="T75"><text:s text:c="13"/>"</text:span><text:span text:style-name="T85">form_instructions</text:span><text:span text:style-name="T75">": "</text:span><text:span text:style-name="T56">&lt;</text:span><text:span text:style-name="T65">form_instructions</text:span><text:span text:style-name="T56">&gt;</text:span><text:span text:style-name="T75">",</text:span></text:p>
      <text:p text:style-name="P48"><text:span text:style-name="T75"><text:s text:c="13"/>"</text:span><text:span text:style-name="T85">fields</text:span><text:span text:style-name="T75">": {</text:span></text:p>
      <text:p text:style-name="P48"><text:span text:style-name="T75"><text:s text:c="18"/>"</text:span><text:span text:style-name="T85">field_</text:span><text:span text:style-name="T86">id</text:span><text:span text:style-name="T75">": "</text:span><text:span text:style-name="T56">&lt;</text:span><text:span text:style-name="T65">field_</text:span><text:span text:style-name="T66">id</text:span><text:span text:style-name="T56">&gt;</text:span><text:span text:style-name="T75">",</text:span></text:p>
      <text:p text:style-name="P49"><text:span text:style-name="T75"><text:s text:c="18"/>"</text:span><text:span text:style-name="T86">field_</text:span><text:span text:style-name="T76">name</text:span><text:span text:style-name="T75">": "</text:span><text:span text:style-name="T56">&lt;</text:span><text:span text:style-name="T66">field</text:span><text:span text:style-name="T65">_</text:span><text:span text:style-name="T58">name</text:span><text:span text:style-name="T56">&gt;</text:span><text:span text:style-name="T75">",</text:span></text:p>
      <text:p text:style-name="P49"><text:span text:style-name="T75"><text:s text:c="18"/>"</text:span><text:span text:style-name="T76">field_type</text:span><text:span text:style-name="T75">": "</text:span><text:span text:style-name="T56">&lt;</text:span><text:span text:style-name="T58">field</text:span><text:span text:style-name="T65">_</text:span><text:span text:style-name="T58">type</text:span><text:span text:style-name="T56">&gt;</text:span><text:span text:style-name="T75">",</text:span></text:p>
      <text:p text:style-name="P49"><text:span text:style-name="T75"><text:s text:c="18"/>"</text:span><text:span text:style-name="T85">field_configuration</text:span><text:span text:style-name="T75">": "</text:span><text:span text:style-name="T56">&lt;</text:span><text:span text:style-name="T57">field</text:span><text:span text:style-name="T58">_</text:span><text:span text:style-name="T57">configuration</text:span><text:span text:style-name="T56">&gt;</text:span><text:span text:style-name="T75">",</text:span></text:p>
      <text:p text:style-name="P71"><text:span text:style-name="T75"><text:s text:c="18"/>"</text:span><text:span text:style-name="T85">field_</text:span><text:span text:style-name="T83">length</text:span><text:span text:style-name="T75">": "</text:span><text:span text:style-name="T56">&lt;</text:span><text:span text:style-name="T57">field</text:span><text:span text:style-name="T58">_</text:span><text:span text:style-name="T64">length</text:span><text:span text:style-name="T56">&gt;</text:span><text:span text:style-name="T75">",</text:span></text:p>
      <text:p text:style-name="P52"><text:span text:style-name="T75"><text:s text:c="18"/>"</text:span><text:span text:style-name="T85">field_</text:span><text:span text:style-name="T87">desc</text:span><text:span text:style-name="T75">": "</text:span><text:span text:style-name="T56">&lt;</text:span><text:span text:style-name="T57">field</text:span><text:span text:style-name="T58">_</text:span><text:span text:style-name="T57">configuration</text:span><text:span text:style-name="T56">&gt;</text:span><text:span text:style-name="T75">",</text:span></text:p>
      <text:p text:style-name="P52"><text:span text:style-name="T75"><text:s text:c="18"/>"</text:span><text:span text:style-name="T85">field_</text:span><text:span text:style-name="T87">validator</text:span><text:span text:style-name="T75">": "</text:span><text:span text:style-name="T56">&lt;</text:span><text:span text:style-name="T57">field</text:span><text:span text:style-name="T58">_</text:span><text:span text:style-name="T57">configuration</text:span><text:span text:style-name="T56">&gt;</text:span><text:span text:style-name="T75">",</text:span></text:p>
      <text:p text:style-name="P52"><text:span text:style-name="T75"><text:s text:c="18"/>"</text:span><text:span text:style-name="T85">field_</text:span><text:span text:style-name="T87">regex</text:span><text:span text:style-name="T75">": "</text:span><text:span text:style-name="T56">&lt;</text:span><text:span text:style-name="T57">field</text:span><text:span text:style-name="T58">_</text:span><text:span text:style-name="T57">configuration</text:span><text:span text:style-name="T56">&gt;</text:span><text:span text:style-name="T75">",</text:span></text:p>
      <text:p text:style-name="P52"><text:span text:style-name="T75"><text:s text:c="18"/>"</text:span><text:span text:style-name="T85">field_</text:span><text:span text:style-name="T87">required</text:span><text:span text:style-name="T75">": "</text:span><text:span text:style-name="T56">&lt;</text:span><text:span text:style-name="T57">field</text:span><text:span text:style-name="T58">_</text:span><text:span text:style-name="T57">configuration</text:span><text:span text:style-name="T56">&gt;</text:span><text:span text:style-name="T75">",</text:span></text:p>
      <text:p text:style-name="P49"><text:span text:style-name="T75"><text:s text:c="18"/></text:span><text:span text:style-name="T104">[</text:span><text:span text:style-name="T75">"</text:span><text:span text:style-name="T76">list</text:span><text:span text:style-name="T75">": {</text:span></text:p>
      <text:p text:style-name="P49"><text:span text:style-name="T75"><text:s text:c="23"/>"</text:span><text:span text:style-name="T86">id</text:span><text:span text:style-name="T75">": "</text:span><text:span text:style-name="T56">&lt;</text:span><text:span text:style-name="T58">list_item</text:span><text:span text:style-name="T65">_</text:span><text:span text:style-name="T66">id</text:span><text:span text:style-name="T56">&gt;</text:span><text:span text:style-name="T75">",</text:span></text:p>
      <text:p text:style-name="P49"><text:span text:style-name="T75"><text:s text:c="23"/>"</text:span><text:span text:style-name="T76">value</text:span><text:span text:style-name="T75">": "</text:span><text:span text:style-name="T56">&lt;</text:span><text:span text:style-name="T58">list_item_value</text:span><text:span text:style-name="T56">&gt;</text:span><text:span text:style-name="T75">"</text:span></text:p>
      <text:p text:style-name="P49"><text:span text:style-name="T56"><text:s text:c="18"/></text:span><text:span text:style-name="T3">}</text:span><text:span text:style-name="T104">]</text:span><text:span text:style-name="T3">,</text:span></text:p>
      <text:p text:style-name="P48"><text:span text:style-name="T56"><text:s text:c="13"/></text:span><text:span text:style-name="T3">},</text:span><text:span text:style-name="T105">[</text:span><text:span text:style-name="T3">{…</text:span><text:span text:style-name="T76">}</text:span><text:span text:style-name="T105">]</text:span><text:span text:style-name="T76">,...</text:span></text:p>
      <text:p text:style-name="P49"><text:span text:style-name="T56"><text:s text:c="8"/></text:span><text:span text:style-name="T3">},</text:span><text:span text:style-name="T105">[</text:span><text:span text:style-name="T3">{…</text:span><text:span text:style-name="T4">}</text:span><text:span text:style-name="T105">]</text:span><text:span text:style-name="T4">,...</text:span></text:p>
      <text:p text:style-name="P83"><text:soft-page-break/><text:span text:style-name="T75">"result_text": "</text:span><text:span text:style-name="T56">&lt;result_text&gt;</text:span><text:span text:style-name="T75">"</text:span></text:p>
      <text:p text:style-name="P26">}</text:p>
      <text:p text:style-name="P2"/>
      <text:p text:style-name="P23"><text:span text:style-name="T37">application_id – </text:span><text:span text:style-name="T91">string </text:span><text:span text:style-name="T27">– pridelen</text:span><text:span text:style-name="T70">é application ID</text:span></text:p>
      <text:p text:style-name="P23"><text:span text:style-name="T37">result – </text:span><text:span text:style-name="T91">integer </text:span><text:span text:style-name="T27">– výsledok operácie:</text:span></text:p>
      <text:p text:style-name="P94"><text:span text:style-name="T102">1</text:span><text:span text:style-name="T37"> </text:span><text:span text:style-name="T27">– oper</text:span><text:span text:style-name="T70">ácia prebehla v poriadku</text:span></text:p>
      <text:p text:style-name="P94"><text:span text:style-name="T102">0</text:span><text:span text:style-name="T37"> </text:span><text:span text:style-name="T70">– chyba</text:span></text:p>
      <text:p text:style-name="P23"><text:span text:style-name="T38">topic</text:span><text:span text:style-name="T37">_id – </text:span><text:span text:style-name="T91">integer</text:span><text:span text:style-name="T94"> </text:span><text:span text:style-name="T27">– ID </text:span><text:span text:style-name="T28">help topicu z osTicket aplik</text:span><text:span text:style-name="T132">ácie</text:span><text:span text:style-name="T27">, ktor</text:span><text:span text:style-name="T132">ého formulár sa žiada</text:span></text:p>
      <text:p text:style-name="P49"><text:span text:style-name="T38">topic_</text:span><text:span text:style-name="T139">name</text:span><text:span text:style-name="T38"> – </text:span><text:span text:style-name="T100">string</text:span><text:span text:style-name="T95"> </text:span><text:span text:style-name="T28">– </text:span><text:span text:style-name="T132">názov help topicu</text:span></text:p>
      <text:p text:style-name="P50"><text:span text:style-name="T38">topic_</text:span><text:span text:style-name="T39">notes</text:span><text:span text:style-name="T38"> – </text:span><text:span text:style-name="T100">string</text:span><text:span text:style-name="T95"> </text:span><text:span text:style-name="T28">– </text:span><text:span text:style-name="T29">popis</text:span><text:span text:style-name="T132"> help topicu</text:span></text:p>
      <text:p text:style-name="P49"><text:span text:style-name="T139">topic</text:span><text:span text:style-name="T37">[</text:span><text:span text:style-name="T139">form</text:span><text:span text:style-name="T37">] – </text:span><text:span text:style-name="T100">array</text:span><text:span text:style-name="T94"> </text:span><text:span text:style-name="T27">– </text:span><text:span text:style-name="T132">pole formulárov, ktoré help topic obsahuje</text:span></text:p>
      <text:p text:style-name="P49"><text:span text:style-name="T139">form</text:span><text:span text:style-name="T38">[</text:span><text:span text:style-name="T139">form_id</text:span><text:span text:style-name="T38">] – </text:span><text:span text:style-name="T100">integer</text:span><text:span text:style-name="T95"> </text:span><text:span text:style-name="T28">– </text:span><text:span text:style-name="T132">id formulára</text:span></text:p>
      <text:p text:style-name="P49"><text:span text:style-name="T139">form</text:span><text:span text:style-name="T38">[</text:span><text:span text:style-name="T139">form_title</text:span><text:span text:style-name="T38">] – </text:span><text:span text:style-name="T100">string</text:span><text:span text:style-name="T95"> </text:span><text:span text:style-name="T28">– n</text:span><text:span text:style-name="T132">ázov formulára</text:span></text:p>
      <text:p text:style-name="P49"><text:span text:style-name="T139">form</text:span><text:span text:style-name="T38">[</text:span><text:span text:style-name="T139">form_instructions</text:span><text:span text:style-name="T38">] – </text:span><text:span text:style-name="T100">string</text:span><text:span text:style-name="T95"> </text:span><text:span text:style-name="T28">– p</text:span><text:span text:style-name="T132">opis formulára</text:span></text:p>
      <text:p text:style-name="P49"><text:span text:style-name="T140">form</text:span><text:span text:style-name="T38">[</text:span><text:span text:style-name="T139">fields</text:span><text:span text:style-name="T38">] – </text:span><text:span text:style-name="T100">array</text:span><text:span text:style-name="T95"> </text:span><text:span text:style-name="T28">– </text:span><text:span text:style-name="T132">pole formulárov, ktoré help topic obsahuje</text:span></text:p>
      <text:p text:style-name="P53"><text:span text:style-name="T137">field</text:span><text:span text:style-name="T38">[</text:span><text:span text:style-name="T139">f</text:span><text:span text:style-name="T137">ield</text:span><text:span text:style-name="T139">_id</text:span><text:span text:style-name="T38">] – </text:span><text:span text:style-name="T100">integer</text:span><text:span text:style-name="T95"> </text:span><text:span text:style-name="T28">– </text:span><text:span text:style-name="T132">id </text:span><text:span text:style-name="T131">poľa</text:span></text:p>
      <text:p text:style-name="P53"><text:span text:style-name="T139">field</text:span><text:span text:style-name="T38">[</text:span><text:span text:style-name="T139">field_</text:span><text:span text:style-name="T137">name</text:span><text:span text:style-name="T38">] – </text:span><text:span text:style-name="T99">string</text:span><text:span text:style-name="T95"> </text:span><text:span text:style-name="T28">– </text:span><text:span text:style-name="T131">názov poľa (názov premennej, ktorá sa odosiela na API)</text:span></text:p>
      <text:p text:style-name="P53"><text:span text:style-name="T139">field</text:span><text:span text:style-name="T38">[</text:span><text:span text:style-name="T139">field_</text:span><text:span text:style-name="T137">type</text:span><text:span text:style-name="T38">] – </text:span><text:span text:style-name="T99">string</text:span><text:span text:style-name="T95"> </text:span><text:span text:style-name="T28">– </text:span><text:span text:style-name="T131">typ poľa (text / memo / thread / bool / datetime / break / files / choices / list )</text:span></text:p>
      <text:p text:style-name="P53"><text:span text:style-name="T139">field</text:span><text:span text:style-name="T38">[</text:span><text:span text:style-name="T139">field_</text:span><text:span text:style-name="T137">configuration</text:span><text:span text:style-name="T38">] – </text:span><text:span text:style-name="T99">string</text:span><text:span text:style-name="T95"> </text:span><text:span text:style-name="T28">– </text:span><text:span text:style-name="T131">konfiguračná hodnota poľa (jSON)</text:span></text:p>
      <text:p text:style-name="P56"><text:span text:style-name="T139">field</text:span><text:span text:style-name="T38">[</text:span><text:span text:style-name="T139">field_</text:span><text:span text:style-name="T45">length</text:span><text:span text:style-name="T38">] – </text:span><text:span text:style-name="T100">integer</text:span><text:span text:style-name="T95"> </text:span><text:span text:style-name="T28">– </text:span><text:span text:style-name="T35">maximalna dlzka pola (0 = bez obmedzenia)</text:span></text:p>
      <text:p text:style-name="P53"><text:span text:style-name="T139">field</text:span><text:span text:style-name="T38">[</text:span><text:span text:style-name="T139">field_</text:span><text:span text:style-name="T137">desc</text:span><text:span text:style-name="T38">] – </text:span><text:span text:style-name="T100">integer</text:span><text:span text:style-name="T95"> </text:span><text:span text:style-name="T28">– </text:span><text:span text:style-name="T131">popis poľa</text:span></text:p>
      <text:p text:style-name="P53"><text:span text:style-name="T139">field</text:span><text:span text:style-name="T38">[</text:span><text:span text:style-name="T139">field_</text:span><text:span text:style-name="T137">validator</text:span><text:span text:style-name="T38">] – </text:span><text:span text:style-name="T99">string</text:span><text:span text:style-name="T95"> </text:span><text:span text:style-name="T28">– </text:span><text:span text:style-name="T131">použitý validátor </text:span><text:span text:style-name="T27">(regex = regul</text:span><text:span text:style-name="T131">árny výraz</text:span><text:span text:style-name="T27">)</text:span></text:p>
      <text:p text:style-name="P53"><text:span text:style-name="T139">field</text:span><text:span text:style-name="T38">[</text:span><text:span text:style-name="T139">field_</text:span><text:span text:style-name="T137">regex</text:span><text:span text:style-name="T38">] – </text:span><text:span text:style-name="T99">string</text:span><text:span text:style-name="T95"> </text:span><text:span text:style-name="T28">– </text:span><text:span text:style-name="T131">regulárny výraz</text:span></text:p>
      <text:p text:style-name="P53"><text:span text:style-name="T139">field</text:span><text:span text:style-name="T38">[</text:span><text:span text:style-name="T139">field_</text:span><text:span text:style-name="T137">required</text:span><text:span text:style-name="T38">] – </text:span><text:span text:style-name="T99">boolean</text:span><text:span text:style-name="T95"> </text:span><text:span text:style-name="T28">– </text:span><text:span text:style-name="T131">true = povinné pole, false </text:span><text:span text:style-name="T27">= nepovinn</text:span><text:span text:style-name="T131">é pole</text:span></text:p>
      <text:p text:style-name="P23"><text:span text:style-name="T37">result_text – </text:span><text:span text:style-name="T91">string</text:span><text:span text:style-name="T94"> </text:span><text:span text:style-name="T27">– slovný popis výsledku operácie</text:span></text:p>
      <text:p text:style-name="P4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9"><text:soft-page-break/><text:span text:style-name="T108">B – </text:span><text:span text:style-name="T109">I</text:span><text:span text:style-name="T108">I. </text:span><text:span text:style-name="T112">“get_</text:span><text:span text:style-name="T113">faqs</text:span><text:span text:style-name="T112">”</text:span><text:span text:style-name="T108"> : Vy</text:span><text:span text:style-name="T118">žiadanie </text:span><text:span text:style-name="T109">FAQ (spolu s kateg</text:span><text:span text:style-name="T119">óriami</text:span><text:span text:style-name="T109">)</text:span></text:p>
      <text:p text:style-name="P19"/>
      <text:p text:style-name="P19">Požiadavka<text:span text:style-name="T26">:</text:span></text:p>
      <text:p text:style-name="P74">{</text:p>
      <text:p text:style-name="P79"><text:span text:style-name="T75"><text:s text:c="3"/>"b": "</text:span><text:span text:style-name="T56">&lt;application_id&gt;</text:span><text:span text:style-name="T75">",</text:span></text:p>
      <text:p text:style-name="P67"><text:span text:style-name="T75"><text:s text:c="3"/>"</text:span><text:span text:style-name="T84">e</text:span><text:span text:style-name="T75">": "</text:span><text:span text:style-name="T56">&lt;access_id&gt;</text:span><text:span text:style-name="T75">", </text:span></text:p>
      <text:p text:style-name="P85"><text:span text:style-name="T75">"a": "</text:span><text:span text:style-name="T84">get_f</text:span><text:span text:style-name="T88">aqs</text:span><text:span text:style-name="T75">"</text:span></text:p>
      <text:p text:style-name="P27">}</text:p>
      <text:p text:style-name="P27"/>
      <text:p text:style-name="P67"><text:span text:style-name="T37">application_id – </text:span><text:span text:style-name="T91">string </text:span><text:span text:style-name="T27">– pridelen</text:span><text:span text:style-name="T70">é application ID</text:span></text:p>
      <text:p text:style-name="P67"><text:span text:style-name="T37">access_id – </text:span><text:span text:style-name="T91">string</text:span><text:span text:style-name="T94"> </text:span><text:span text:style-name="T27">– serverom vygenerovaný a pridelený access ID </text:span></text:p>
      <text:p text:style-name="P67"><text:span text:style-name="T138">get_f</text:span><text:span text:style-name="T141">aqs</text:span><text:span text:style-name="T37"> – </text:span><text:span text:style-name="T91">string</text:span><text:span text:style-name="T94"> </text:span><text:span text:style-name="T27">– po</text:span><text:span text:style-name="T70">žiadavka na </text:span><text:span text:style-name="T72">všetky faq položky</text:span></text:p>
      <text:p text:style-name="P34"/>
      <text:p text:style-name="P19">Odpoveď<text:span text:style-name="T26">:</text:span></text:p>
      <text:p text:style-name="P74">{</text:p>
      <text:p text:style-name="P67"><text:span text:style-name="T75"><text:s text:c="3"/>"app_id": "</text:span><text:span text:style-name="T56">&lt;application_id&gt;</text:span><text:span text:style-name="T75">",</text:span></text:p>
      <text:p text:style-name="P67"><text:span text:style-name="T75"><text:s text:c="3"/>"</text:span><text:span text:style-name="T88">timestamp</text:span><text:span text:style-name="T75">": "</text:span><text:span text:style-name="T56">&lt;</text:span><text:span text:style-name="T67">date_time</text:span><text:span text:style-name="T56">&gt;</text:span><text:span text:style-name="T75">",</text:span></text:p>
      <text:p text:style-name="P79"><text:span text:style-name="T75"><text:s text:c="3"/>"result": </text:span><text:span text:style-name="T56">&lt;result&gt;</text:span><text:span text:style-name="T75">,</text:span></text:p>
      <text:p text:style-name="P79"><text:span text:style-name="T75"><text:s text:c="3"/>"result_</text:span><text:span text:style-name="T88">text</text:span><text:span text:style-name="T75">": "</text:span><text:span text:style-name="T56">&lt;result_</text:span><text:span text:style-name="T67">text</text:span><text:span text:style-name="T56">&gt;</text:span><text:span text:style-name="T3">"</text:span><text:span text:style-name="T75">,</text:span></text:p>
      <text:p text:style-name="P67"><text:span text:style-name="T75"><text:s text:c="3"/>"</text:span><text:span text:style-name="T80">category</text:span><text:span text:style-name="T75">": {</text:span></text:p>
      <text:p text:style-name="P79"><text:span text:style-name="T75"><text:s text:c="8"/>"</text:span><text:span text:style-name="T80">id</text:span><text:span text:style-name="T75">": </text:span><text:span text:style-name="T56">&lt;</text:span><text:span text:style-name="T62">category_id</text:span><text:span text:style-name="T56">&gt;</text:span><text:span text:style-name="T75">,</text:span></text:p>
      <text:p text:style-name="P80"><text:span text:style-name="T75"><text:s text:c="8"/>"</text:span><text:span text:style-name="T80">category_name</text:span><text:span text:style-name="T75">": "</text:span><text:span text:style-name="T56">&lt;</text:span><text:span text:style-name="T62">category</text:span><text:span text:style-name="T65">_</text:span><text:span text:style-name="T62">name</text:span><text:span text:style-name="T56">&gt;</text:span><text:span text:style-name="T3">"</text:span><text:span text:style-name="T75">,</text:span></text:p>
      <text:p text:style-name="P80"><text:span text:style-name="T75"><text:s text:c="8"/>"</text:span><text:span text:style-name="T80">category_description</text:span><text:span text:style-name="T75">": "</text:span><text:span text:style-name="T56">&lt;</text:span><text:span text:style-name="T61">category</text:span><text:span text:style-name="T65">_</text:span><text:span text:style-name="T61">description</text:span><text:span text:style-name="T56">&gt;</text:span><text:span text:style-name="T3">"</text:span><text:span text:style-name="T75">,</text:span></text:p>
      <text:p text:style-name="P80"><text:span text:style-name="T75"><text:s text:c="8"/>"</text:span><text:span text:style-name="T80">category_notes</text:span><text:span text:style-name="T75">": "</text:span><text:span text:style-name="T56">&lt;</text:span><text:span text:style-name="T61">category</text:span><text:span text:style-name="T65">_n</text:span><text:span text:style-name="T59">otes</text:span><text:span text:style-name="T56">&gt;</text:span><text:span text:style-name="T3">"</text:span><text:span text:style-name="T75">,</text:span></text:p>
      <text:p text:style-name="P67"><text:span text:style-name="T75"><text:s text:c="8"/>"</text:span><text:span text:style-name="T85">f</text:span><text:span text:style-name="T81">aq</text:span><text:span text:style-name="T79">s</text:span><text:span text:style-name="T75">": {</text:span></text:p>
      <text:p text:style-name="P67"><text:span text:style-name="T75"><text:s text:c="13"/>"</text:span><text:span text:style-name="T85">id</text:span><text:span text:style-name="T75">": </text:span><text:span text:style-name="T56">&lt;</text:span><text:span text:style-name="T68">faq</text:span><text:span text:style-name="T65">_id</text:span><text:span text:style-name="T56">&gt;</text:span><text:span text:style-name="T75">,</text:span></text:p>
      <text:p text:style-name="P67"><text:span text:style-name="T75"><text:s text:c="13"/>"</text:span><text:span text:style-name="T81">category_id</text:span><text:span text:style-name="T75">": </text:span><text:span text:style-name="T56">&lt;</text:span><text:span text:style-name="T68">category_id</text:span><text:span text:style-name="T56">&gt;</text:span><text:span text:style-name="T75">,</text:span></text:p>
      <text:p text:style-name="P67"><text:span text:style-name="T75"><text:s text:c="13"/>"</text:span><text:span text:style-name="T81">question</text:span><text:span text:style-name="T75">": "</text:span><text:span text:style-name="T56">&lt;</text:span><text:span text:style-name="T68">question</text:span><text:span text:style-name="T56">&gt;</text:span><text:span text:style-name="T75">",</text:span></text:p>
      <text:p text:style-name="P68"><text:span text:style-name="T75"><text:s text:c="13"/>"</text:span><text:span text:style-name="T81">answer</text:span><text:span text:style-name="T75">": "</text:span><text:span text:style-name="T56">&lt;</text:span><text:span text:style-name="T68">anwser</text:span><text:span text:style-name="T56">&gt;</text:span><text:span text:style-name="T75">"</text:span></text:p>
      <text:p text:style-name="P30"><text:s text:c="8"/>},</text:p>
      <text:p text:style-name="P30"><text:s text:c="4"/>},</text:p>
      <text:p text:style-name="P27">}</text:p>
      <text:p text:style-name="P7"/>
      <text:p text:style-name="P67"><text:span text:style-name="T37">application_id – </text:span><text:span text:style-name="T91">string </text:span><text:span text:style-name="T27">– pridelen</text:span><text:span text:style-name="T70">é application ID</text:span></text:p>
      <text:p text:style-name="P68"><text:span text:style-name="T42">date_time</text:span><text:span text:style-name="T37"> – </text:span><text:span text:style-name="T91">string </text:span><text:span text:style-name="T27">– </text:span><text:span text:style-name="T32">timestamp vygenerovania odpovede</text:span></text:p>
      <text:p text:style-name="P67"><text:span text:style-name="T37">result – </text:span><text:span text:style-name="T91">integer </text:span><text:span text:style-name="T27">– výsledok operácie:</text:span></text:p>
      <text:p text:style-name="P96"><text:span text:style-name="T102">1</text:span><text:span text:style-name="T37"> </text:span><text:span text:style-name="T27">– oper</text:span><text:span text:style-name="T70">ácia prebehla v poriadku</text:span></text:p>
      <text:p text:style-name="P96"><text:span text:style-name="T102">0</text:span><text:span text:style-name="T37"> </text:span><text:span text:style-name="T70">– chyba</text:span></text:p>
      <text:p text:style-name="P100"><text:span text:style-name="T37">result_text – </text:span><text:span text:style-name="T91">string</text:span><text:span text:style-name="T94"> </text:span><text:span text:style-name="T27">– slovný popis výsledku operácie</text:span></text:p>
      <text:p text:style-name="P67"><text:span text:style-name="T42">category</text:span><text:span text:style-name="T37"> – </text:span><text:span text:style-name="T93">array</text:span><text:span text:style-name="T94"> </text:span><text:span text:style-name="T27">– </text:span><text:span text:style-name="T32">pole kateg</text:span><text:span text:style-name="T134">órií</text:span></text:p>
      <text:p text:style-name="P69"><text:span text:style-name="T42">category</text:span><text:span text:style-name="T38">[</text:span><text:span text:style-name="T139">id</text:span><text:span text:style-name="T38">] – </text:span><text:span text:style-name="T100">integer</text:span><text:span text:style-name="T95"> </text:span><text:span text:style-name="T28">– </text:span><text:span text:style-name="T132">id </text:span><text:span text:style-name="T135">kategórie</text:span></text:p>
      <text:p text:style-name="P69"><text:span text:style-name="T42">category</text:span><text:span text:style-name="T38">[</text:span><text:span text:style-name="T139">category_name</text:span><text:span text:style-name="T38">] – </text:span><text:span text:style-name="T100">string</text:span><text:span text:style-name="T95"> </text:span><text:span text:style-name="T28">– n</text:span><text:span text:style-name="T132">ázov </text:span><text:span text:style-name="T135">kategórie</text:span></text:p>
      <text:p text:style-name="P69"><text:span text:style-name="T42">category</text:span><text:span text:style-name="T38">[category_description] – </text:span><text:span text:style-name="T100">string</text:span><text:span text:style-name="T95"> </text:span><text:span text:style-name="T28">– p</text:span><text:span text:style-name="T132">opis </text:span><text:span text:style-name="T135">kategórie</text:span></text:p>
      <text:p text:style-name="P69"><text:soft-page-break/><text:span text:style-name="T42">category</text:span><text:span text:style-name="T38">[category_</text:span><text:span text:style-name="T142">notes</text:span><text:span text:style-name="T38">] – </text:span><text:span text:style-name="T100">string</text:span><text:span text:style-name="T95"> </text:span><text:span text:style-name="T28">– p</text:span><text:span text:style-name="T132">o</text:span><text:span text:style-name="T135">známky ku</text:span><text:span text:style-name="T132"> </text:span><text:span text:style-name="T135">kategórii</text:span></text:p>
      <text:p text:style-name="P69"><text:span text:style-name="T42">category</text:span><text:span text:style-name="T38">[</text:span><text:span text:style-name="T142">faqs</text:span><text:span text:style-name="T38">] – </text:span><text:span text:style-name="T100">array</text:span><text:span text:style-name="T95"> </text:span><text:span text:style-name="T28">– </text:span><text:span text:style-name="T132">pole </text:span><text:span text:style-name="T135">otázok a odpovedí prislúchajúcich ku kategórii</text:span></text:p>
      <text:p text:style-name="P54"><text:span text:style-name="T142">faq</text:span><text:span text:style-name="T38">[</text:span><text:span text:style-name="T139">id</text:span><text:span text:style-name="T38">] – </text:span><text:span text:style-name="T99">string</text:span><text:span text:style-name="T95"> </text:span><text:span text:style-name="T28">– </text:span><text:span text:style-name="T132">id </text:span><text:span text:style-name="T131">po</text:span><text:span text:style-name="T135">ložky</text:span></text:p>
      <text:p text:style-name="P54"><text:span text:style-name="T142">faq</text:span><text:span text:style-name="T38">[</text:span><text:span text:style-name="T142">category_id</text:span><text:span text:style-name="T38">] – </text:span><text:span text:style-name="T99">string</text:span><text:span text:style-name="T95"> </text:span><text:span text:style-name="T28">– </text:span><text:span text:style-name="T135">id kategórie</text:span></text:p>
      <text:p text:style-name="P54"><text:span text:style-name="T142">faq</text:span><text:span text:style-name="T38">[</text:span><text:span text:style-name="T142">question</text:span><text:span text:style-name="T38">] – </text:span><text:span text:style-name="T99">string</text:span><text:span text:style-name="T95"> </text:span><text:span text:style-name="T28">– </text:span><text:span text:style-name="T135">otázka</text:span></text:p>
      <text:p text:style-name="P69"><text:span text:style-name="T142">faq</text:span><text:span text:style-name="T38">[</text:span><text:span text:style-name="T142">answer</text:span><text:span text:style-name="T38">] – </text:span><text:span text:style-name="T101">string</text:span><text:span text:style-name="T95"> </text:span><text:span text:style-name="T28">– </text:span><text:span text:style-name="T135">odpoveď</text:span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0"><text:soft-page-break/><text:span text:style-name="T108">B – </text:span><text:span text:style-name="T119">I</text:span><text:span text:style-name="T109">I</text:span><text:span text:style-name="T108">I. </text:span><text:span text:style-name="T112">“get_</text:span><text:span text:style-name="T113">faq</text:span><text:span text:style-name="T112">”</text:span><text:span text:style-name="T108"> : Vy</text:span><text:span text:style-name="T118">žiadanie</text:span><text:span text:style-name="T108"> </text:span><text:span text:style-name="T109">konkr</text:span><text:span text:style-name="T119">étnej</text:span><text:span text:style-name="T108"> </text:span><text:span text:style-name="T109">FAQ </text:span><text:span text:style-name="T119">položky</text:span></text:p>
      <text:p text:style-name="P20"/>
      <text:p text:style-name="P20">Požiadavka<text:span text:style-name="T26">:</text:span></text:p>
      <text:p text:style-name="P75">{</text:p>
      <text:p text:style-name="P81"><text:span text:style-name="T75"><text:s text:c="3"/>"b": "</text:span><text:span text:style-name="T56">&lt;application_id&gt;</text:span><text:span text:style-name="T75">",</text:span></text:p>
      <text:p text:style-name="P69"><text:span text:style-name="T75"><text:s text:c="3"/>"</text:span><text:span text:style-name="T84">e</text:span><text:span text:style-name="T75">": "</text:span><text:span text:style-name="T56">&lt;access_id&gt;</text:span><text:span text:style-name="T75">", </text:span></text:p>
      <text:p text:style-name="P86"><text:span text:style-name="T75">"a": "</text:span><text:span text:style-name="T84">get_f</text:span><text:span text:style-name="T88">aq</text:span><text:span text:style-name="T75">",</text:span></text:p>
      <text:p text:style-name="P86"><text:span text:style-name="T75">"</text:span><text:span text:style-name="T78">r</text:span><text:span text:style-name="T75">": </text:span><text:span text:style-name="T56">&lt;</text:span><text:span text:style-name="T68">faq_id</text:span><text:span text:style-name="T56">&gt;</text:span></text:p>
      <text:p text:style-name="P28">}</text:p>
      <text:p text:style-name="P28"/>
      <text:p text:style-name="P69"><text:span text:style-name="T37">application_id – </text:span><text:span text:style-name="T91">string </text:span><text:span text:style-name="T27">– pridelen</text:span><text:span text:style-name="T70">é application ID</text:span></text:p>
      <text:p text:style-name="P69"><text:span text:style-name="T37">access_id – </text:span><text:span text:style-name="T91">string</text:span><text:span text:style-name="T94"> </text:span><text:span text:style-name="T27">– serverom vygenerovaný a pridelený access ID </text:span></text:p>
      <text:p text:style-name="P69"><text:span text:style-name="T138">get_f</text:span><text:span text:style-name="T141">aq</text:span><text:span text:style-name="T37"> – </text:span><text:span text:style-name="T91">string</text:span><text:span text:style-name="T94"> </text:span><text:span text:style-name="T27">– po</text:span><text:span text:style-name="T70">žiadavka na </text:span><text:span text:style-name="T72">konkrétnu faq položku</text:span></text:p>
      <text:p text:style-name="P69"><text:span text:style-name="T142">faq_id</text:span><text:span text:style-name="T43"> – </text:span><text:span text:style-name="T101">integer</text:span><text:span text:style-name="T97"> </text:span><text:span text:style-name="T33">– </text:span><text:span text:style-name="T135">id faq položky</text:span></text:p>
      <text:p text:style-name="P35"/>
      <text:p text:style-name="P20">Odpoveď<text:span text:style-name="T26">:</text:span></text:p>
      <text:p text:style-name="P75">{</text:p>
      <text:p text:style-name="P69"><text:span text:style-name="T75"><text:s text:c="3"/>"app_id": "</text:span><text:span text:style-name="T56">&lt;application_id&gt;</text:span><text:span text:style-name="T75">",</text:span></text:p>
      <text:p text:style-name="P69"><text:span text:style-name="T75"><text:s text:c="3"/>"</text:span><text:span text:style-name="T88">timestamp</text:span><text:span text:style-name="T75">": "</text:span><text:span text:style-name="T56">&lt;</text:span><text:span text:style-name="T67">date_time</text:span><text:span text:style-name="T56">&gt;</text:span><text:span text:style-name="T75">",</text:span></text:p>
      <text:p text:style-name="P81"><text:span text:style-name="T75"><text:s text:c="3"/>"result": </text:span><text:span text:style-name="T56">&lt;result&gt;</text:span><text:span text:style-name="T75">,</text:span></text:p>
      <text:p text:style-name="P81"><text:span text:style-name="T75"><text:s text:c="3"/>"result_</text:span><text:span text:style-name="T88">text</text:span><text:span text:style-name="T75">": "</text:span><text:span text:style-name="T56">&lt;result_</text:span><text:span text:style-name="T67">text</text:span><text:span text:style-name="T56">&gt;</text:span><text:span text:style-name="T3">"</text:span><text:span text:style-name="T75">,</text:span></text:p>
      <text:p text:style-name="P69"><text:span text:style-name="T75"><text:s text:c="3"/>"</text:span><text:span text:style-name="T85">f</text:span><text:span text:style-name="T81">aq</text:span><text:span text:style-name="T75">": {</text:span></text:p>
      <text:p text:style-name="P69"><text:span text:style-name="T75"><text:s text:c="8"/>"</text:span><text:span text:style-name="T85">id</text:span><text:span text:style-name="T75">": </text:span><text:span text:style-name="T56">&lt;</text:span><text:span text:style-name="T68">faq</text:span><text:span text:style-name="T65">_id</text:span><text:span text:style-name="T56">&gt;</text:span><text:span text:style-name="T75">,</text:span></text:p>
      <text:p text:style-name="P69"><text:span text:style-name="T75"><text:s text:c="8"/>"</text:span><text:span text:style-name="T81">category_id</text:span><text:span text:style-name="T75">": </text:span><text:span text:style-name="T56">&lt;</text:span><text:span text:style-name="T68">category_id</text:span><text:span text:style-name="T56">&gt;</text:span><text:span text:style-name="T75">,</text:span></text:p>
      <text:p text:style-name="P69"><text:span text:style-name="T75"><text:s text:c="8"/>"</text:span><text:span text:style-name="T81">question</text:span><text:span text:style-name="T75">": "</text:span><text:span text:style-name="T56">&lt;</text:span><text:span text:style-name="T68">question</text:span><text:span text:style-name="T56">&gt;</text:span><text:span text:style-name="T75">",</text:span></text:p>
      <text:p text:style-name="P69"><text:span text:style-name="T75"><text:s text:c="8"/>"</text:span><text:span text:style-name="T81">answer</text:span><text:span text:style-name="T75">": "</text:span><text:span text:style-name="T56">&lt;</text:span><text:span text:style-name="T68">anwser</text:span><text:span text:style-name="T56">&gt;</text:span><text:span text:style-name="T75">"</text:span></text:p>
      <text:p text:style-name="P31"><text:s text:c="4"/>},</text:p>
      <text:p text:style-name="P81"><text:span text:style-name="T81"><text:s text:c="3"/>"</text:span><text:span text:style-name="T89">faq_id</text:span><text:span text:style-name="T81">": </text:span><text:span text:style-name="T62">&lt;</text:span><text:span text:style-name="T68">faq_id</text:span><text:span text:style-name="T62">&gt;</text:span></text:p>
      <text:p text:style-name="P28">}</text:p>
      <text:p text:style-name="P8"/>
      <text:p text:style-name="P69"><text:span text:style-name="T37">application_id – </text:span><text:span text:style-name="T91">string </text:span><text:span text:style-name="T27">– pridelen</text:span><text:span text:style-name="T70">é application ID</text:span></text:p>
      <text:p text:style-name="P69"><text:span text:style-name="T42">date_time</text:span><text:span text:style-name="T37"> – </text:span><text:span text:style-name="T91">string </text:span><text:span text:style-name="T27">– </text:span><text:span text:style-name="T32">timestamp vygenerovania odpovede</text:span></text:p>
      <text:p text:style-name="P69"><text:span text:style-name="T37">result – </text:span><text:span text:style-name="T91">integer </text:span><text:span text:style-name="T27">– výsledok operácie:</text:span></text:p>
      <text:p text:style-name="P97"><text:span text:style-name="T102">1</text:span><text:span text:style-name="T37"> </text:span><text:span text:style-name="T27">– oper</text:span><text:span text:style-name="T70">ácia prebehla v poriadku</text:span></text:p>
      <text:p text:style-name="P97"><text:span text:style-name="T102">0</text:span><text:span text:style-name="T37"> </text:span><text:span text:style-name="T70">– chyba</text:span></text:p>
      <text:p text:style-name="P101"><text:span text:style-name="T37">result_text – </text:span><text:span text:style-name="T91">string</text:span><text:span text:style-name="T94"> </text:span><text:span text:style-name="T27">– slovný popis výsledku operácie</text:span></text:p>
      <text:p text:style-name="P54"><text:span text:style-name="T142">faq</text:span><text:span text:style-name="T38">[</text:span><text:span text:style-name="T139">id</text:span><text:span text:style-name="T38">] – </text:span><text:span text:style-name="T99">string</text:span><text:span text:style-name="T95"> </text:span><text:span text:style-name="T28">– </text:span><text:span text:style-name="T132">id </text:span><text:span text:style-name="T131">po</text:span><text:span text:style-name="T135">ložky</text:span></text:p>
      <text:p text:style-name="P54"><text:span text:style-name="T142">faq</text:span><text:span text:style-name="T38">[</text:span><text:span text:style-name="T142">category_id</text:span><text:span text:style-name="T38">] – </text:span><text:span text:style-name="T99">string</text:span><text:span text:style-name="T95"> </text:span><text:span text:style-name="T28">– </text:span><text:span text:style-name="T135">id kategórie</text:span></text:p>
      <text:p text:style-name="P54"><text:span text:style-name="T142">faq</text:span><text:span text:style-name="T38">[</text:span><text:span text:style-name="T142">question</text:span><text:span text:style-name="T38">] – </text:span><text:span text:style-name="T99">string</text:span><text:span text:style-name="T95"> </text:span><text:span text:style-name="T28">– </text:span><text:span text:style-name="T135">otázka</text:span></text:p>
      <text:p text:style-name="P62"><text:span text:style-name="T5">faq</text:span><text:span text:style-name="T12">[</text:span><text:span text:style-name="T5">answer</text:span><text:span text:style-name="T12">] – </text:span><text:span text:style-name="T101">string</text:span><text:span text:style-name="T95"> </text:span><text:span text:style-name="T28">– </text:span><text:span text:style-name="T9">odpoveď</text:span></text:p>
      <text:p text:style-name="P63"><text:span text:style-name="T5">faq</text:span><text:span text:style-name="T12">_</text:span><text:span text:style-name="T6">id</text:span><text:span text:style-name="T12"> – </text:span><text:span text:style-name="T101">integer</text:span><text:span text:style-name="T95"> </text:span><text:span text:style-name="T13">– </text:span><text:span text:style-name="T10">id </text:span><text:span text:style-name="T8">po</text:span><text:span text:style-name="T9">ložky, ktorá bola žiadaná v požiadavke</text:span></text:p>
      <text:p text:style-name="P66"/>
      <text:p text:style-name="P66"/>
      <text:p text:style-name="P61"><text:soft-page-break/><text:span text:style-name="T108">B – </text:span><text:span text:style-name="T119">I</text:span><text:span text:style-name="T120">V</text:span><text:span text:style-name="T108">. </text:span><text:span text:style-name="T112">“get_</text:span><text:span text:style-name="T113">faq</text:span><text:span text:style-name="T122">s_topic</text:span><text:span text:style-name="T112">”</text:span><text:span text:style-name="T108"> : Vy</text:span><text:span text:style-name="T118">žiadanie</text:span><text:span text:style-name="T108"> </text:span><text:span text:style-name="T109">FAQ </text:span><text:span text:style-name="T119">polož</text:span><text:span text:style-name="T120">iek k Help topicu</text:span></text:p>
      <text:p text:style-name="P21"/>
      <text:p text:style-name="P21">Požiadavka<text:span text:style-name="T26">:</text:span></text:p>
      <text:p text:style-name="P76">{</text:p>
      <text:p text:style-name="P82"><text:span text:style-name="T75"><text:s text:c="3"/>"b": "</text:span><text:span text:style-name="T56">&lt;application_id&gt;</text:span><text:span text:style-name="T75">",</text:span></text:p>
      <text:p text:style-name="P70"><text:span text:style-name="T75"><text:s text:c="3"/>"</text:span><text:span text:style-name="T84">e</text:span><text:span text:style-name="T75">": "</text:span><text:span text:style-name="T56">&lt;access_id&gt;</text:span><text:span text:style-name="T75">", </text:span></text:p>
      <text:p text:style-name="P87"><text:span text:style-name="T75">"a": "</text:span><text:span text:style-name="T84">get_f</text:span><text:span text:style-name="T88">aq</text:span><text:span text:style-name="T82">s_topic</text:span><text:span text:style-name="T75">",</text:span></text:p>
      <text:p text:style-name="P87"><text:span text:style-name="T75">"</text:span><text:span text:style-name="T78">r</text:span><text:span text:style-name="T75">": </text:span><text:span text:style-name="T56">&lt;</text:span><text:span text:style-name="T63">topic</text:span><text:span text:style-name="T68">_id</text:span><text:span text:style-name="T56">&gt;</text:span></text:p>
      <text:p text:style-name="P29">}</text:p>
      <text:p text:style-name="P29"/>
      <text:p text:style-name="P70"><text:span text:style-name="T37">application_id – </text:span><text:span text:style-name="T91">string </text:span><text:span text:style-name="T27">– pridelen</text:span><text:span text:style-name="T70">é application ID</text:span></text:p>
      <text:p text:style-name="P70"><text:span text:style-name="T37">access_id – </text:span><text:span text:style-name="T91">string</text:span><text:span text:style-name="T94"> </text:span><text:span text:style-name="T27">– serverom vygenerovaný a pridelený access ID </text:span></text:p>
      <text:p text:style-name="P70"><text:span text:style-name="T138">get_f</text:span><text:span text:style-name="T141">aq</text:span><text:span text:style-name="T143">s_topic</text:span><text:span text:style-name="T37"> – </text:span><text:span text:style-name="T91">string</text:span><text:span text:style-name="T94"> </text:span><text:span text:style-name="T27">– po</text:span><text:span text:style-name="T70">žiadavka na </text:span><text:span text:style-name="T73">všetky aktívne faq položky priradené help topicu</text:span></text:p>
      <text:p text:style-name="P70"><text:span text:style-name="T44">topic</text:span><text:span text:style-name="T142">_id</text:span><text:span text:style-name="T43"> – </text:span><text:span text:style-name="T101">integer</text:span><text:span text:style-name="T97"> </text:span><text:span text:style-name="T33">– </text:span><text:span text:style-name="T135">id </text:span><text:span text:style-name="T34">help topic polo</text:span><text:span text:style-name="T136">žky</text:span></text:p>
      <text:p text:style-name="P36"/>
      <text:p text:style-name="P21">Odpoveď<text:span text:style-name="T26">:</text:span></text:p>
      <text:p text:style-name="P76">{</text:p>
      <text:p text:style-name="P70"><text:span text:style-name="T75"><text:s text:c="3"/>"app_id": "</text:span><text:span text:style-name="T56">&lt;application_id&gt;</text:span><text:span text:style-name="T75">",</text:span></text:p>
      <text:p text:style-name="P70"><text:span text:style-name="T75"><text:s text:c="3"/>"</text:span><text:span text:style-name="T88">timestamp</text:span><text:span text:style-name="T75">": "</text:span><text:span text:style-name="T56">&lt;</text:span><text:span text:style-name="T67">date_time</text:span><text:span text:style-name="T56">&gt;</text:span><text:span text:style-name="T75">",</text:span></text:p>
      <text:p text:style-name="P82"><text:span text:style-name="T75"><text:s text:c="3"/>"result": </text:span><text:span text:style-name="T56">&lt;result&gt;</text:span><text:span text:style-name="T75">,</text:span></text:p>
      <text:p text:style-name="P82"><text:span text:style-name="T75"><text:s text:c="3"/>"result_</text:span><text:span text:style-name="T88">text</text:span><text:span text:style-name="T75">": "</text:span><text:span text:style-name="T56">&lt;result_</text:span><text:span text:style-name="T67">text</text:span><text:span text:style-name="T56">&gt;</text:span><text:span text:style-name="T3">"</text:span><text:span text:style-name="T75">,</text:span></text:p>
      <text:p text:style-name="P70"><text:span text:style-name="T75"><text:s text:c="3"/>"</text:span><text:span text:style-name="T85">f</text:span><text:span text:style-name="T81">aq</text:span><text:span text:style-name="T90">s</text:span><text:span text:style-name="T75">": {</text:span></text:p>
      <text:p text:style-name="P70"><text:span text:style-name="T75"><text:s text:c="8"/>"</text:span><text:span text:style-name="T85">id</text:span><text:span text:style-name="T75">": </text:span><text:span text:style-name="T56">&lt;</text:span><text:span text:style-name="T68">faq</text:span><text:span text:style-name="T65">_id</text:span><text:span text:style-name="T56">&gt;</text:span><text:span text:style-name="T75">,</text:span></text:p>
      <text:p text:style-name="P70"><text:span text:style-name="T75"><text:s text:c="8"/>"</text:span><text:span text:style-name="T81">category_id</text:span><text:span text:style-name="T75">": </text:span><text:span text:style-name="T56">&lt;</text:span><text:span text:style-name="T68">category_id</text:span><text:span text:style-name="T56">&gt;</text:span><text:span text:style-name="T75">,</text:span></text:p>
      <text:p text:style-name="P70"><text:span text:style-name="T75"><text:s text:c="8"/>"</text:span><text:span text:style-name="T81">question</text:span><text:span text:style-name="T75">": "</text:span><text:span text:style-name="T56">&lt;</text:span><text:span text:style-name="T68">question</text:span><text:span text:style-name="T56">&gt;</text:span><text:span text:style-name="T75">",</text:span></text:p>
      <text:p text:style-name="P70"><text:span text:style-name="T75"><text:s text:c="8"/>"</text:span><text:span text:style-name="T81">answer</text:span><text:span text:style-name="T75">": "</text:span><text:span text:style-name="T56">&lt;</text:span><text:span text:style-name="T68">anwser</text:span><text:span text:style-name="T56">&gt;</text:span><text:span text:style-name="T75">"</text:span></text:p>
      <text:p text:style-name="P32"><text:s text:c="4"/>},</text:p>
      <text:p text:style-name="P82"><text:span text:style-name="T81"><text:s text:c="3"/>"</text:span><text:span text:style-name="T90">topic</text:span><text:span text:style-name="T89">_id</text:span><text:span text:style-name="T81">": </text:span><text:span text:style-name="T62">&lt;</text:span><text:span text:style-name="T69">topic</text:span><text:span text:style-name="T68">_id</text:span><text:span text:style-name="T62">&gt;</text:span></text:p>
      <text:p text:style-name="P29">}</text:p>
      <text:p text:style-name="P9"/>
      <text:p text:style-name="P70"><text:span text:style-name="T37">application_id – </text:span><text:span text:style-name="T91">string </text:span><text:span text:style-name="T27">– pridelen</text:span><text:span text:style-name="T70">é application ID</text:span></text:p>
      <text:p text:style-name="P70"><text:span text:style-name="T42">date_time</text:span><text:span text:style-name="T37"> – </text:span><text:span text:style-name="T91">string </text:span><text:span text:style-name="T27">– </text:span><text:span text:style-name="T32">timestamp vygenerovania odpovede</text:span></text:p>
      <text:p text:style-name="P70"><text:span text:style-name="T37">result – </text:span><text:span text:style-name="T91">integer </text:span><text:span text:style-name="T27">– výsledok operácie:</text:span></text:p>
      <text:p text:style-name="P98"><text:span text:style-name="T102">1</text:span><text:span text:style-name="T37"> </text:span><text:span text:style-name="T27">– oper</text:span><text:span text:style-name="T70">ácia prebehla v poriadku</text:span></text:p>
      <text:p text:style-name="P98"><text:span text:style-name="T102">0</text:span><text:span text:style-name="T37"> </text:span><text:span text:style-name="T70">– chyba</text:span></text:p>
      <text:p text:style-name="P102"><text:span text:style-name="T37">result_text – </text:span><text:span text:style-name="T91">string</text:span><text:span text:style-name="T94"> </text:span><text:span text:style-name="T27">– slovný popis výsledku operácie</text:span></text:p>
      <text:p text:style-name="P55"><text:span text:style-name="T142">faq</text:span><text:span text:style-name="T38">[</text:span><text:span text:style-name="T139">id</text:span><text:span text:style-name="T38">] – </text:span><text:span text:style-name="T99">string</text:span><text:span text:style-name="T95"> </text:span><text:span text:style-name="T28">– </text:span><text:span text:style-name="T132">id </text:span><text:span text:style-name="T131">po</text:span><text:span text:style-name="T135">ložky</text:span></text:p>
      <text:p text:style-name="P55"><text:span text:style-name="T142">faq</text:span><text:span text:style-name="T38">[</text:span><text:span text:style-name="T142">category_id</text:span><text:span text:style-name="T38">] – </text:span><text:span text:style-name="T99">string</text:span><text:span text:style-name="T95"> </text:span><text:span text:style-name="T28">– </text:span><text:span text:style-name="T135">id kategórie</text:span></text:p>
      <text:p text:style-name="P55"><text:span text:style-name="T142">faq</text:span><text:span text:style-name="T38">[</text:span><text:span text:style-name="T142">question</text:span><text:span text:style-name="T38">] – </text:span><text:span text:style-name="T99">string</text:span><text:span text:style-name="T95"> </text:span><text:span text:style-name="T28">– </text:span><text:span text:style-name="T135">otázka</text:span></text:p>
      <text:p text:style-name="P65"><text:span text:style-name="T5">faq</text:span><text:span text:style-name="T12">[</text:span><text:span text:style-name="T5">answer</text:span><text:span text:style-name="T12">] – </text:span><text:span text:style-name="T101">string</text:span><text:span text:style-name="T95"> </text:span><text:span text:style-name="T28">– </text:span><text:span text:style-name="T9">odpoveď</text:span></text:p>
      <text:p text:style-name="P64"><text:span text:style-name="T7">topic</text:span><text:span text:style-name="T12">_</text:span><text:span text:style-name="T6">id</text:span><text:span text:style-name="T12"> – </text:span><text:span text:style-name="T101">integer</text:span><text:span text:style-name="T95"> </text:span><text:span text:style-name="T13">– </text:span><text:span text:style-name="T10">id </text:span><text:span text:style-name="T11">help topic</text:span><text:span text:style-name="T10"> </text:span><text:span text:style-name="T8">po</text:span><text:span text:style-name="T9">ložky, ktorá bola žiadaná v požiadavke</text:span></text:p>
      <text:p text:style-name="P66"/>
      <text:p text:style-name="P66"/>
      <text:p text:style-name="P6"><text:soft-page-break/><text:span text:style-name="T149">C</text:span><text:span text:style-name="T150"> – Odoslanie </text:span><text:span text:style-name="T149">dát z vygenerovaného formulára do API rozhrania osTicket aplikácie</text:span></text:p>
      <text:p text:style-name="P14"><text:span text:style-name="T146">Dáta z vygenerovaného formulára sú odosielané POST requestom na url adresu</text:span>:</text:p>
      <text:p text:style-name="P6">url: <text:span text:style-name="T129">https://api.</text:span><text:span text:style-name="T49">xxxxxx</text:span><text:span text:style-name="T48">.</text:span><text:span text:style-name="T49">com</text:span><text:span text:style-name="T129">/</text:span><text:span text:style-name="T130">ticket</text:span></text:p>
      <text:p text:style-name="P16"><text:span text:style-name="T147">Naše </text:span><text:span text:style-name="T146">API rozhranie formulár spracuje a dáta odošle na API rozhranie osTicket aplikácie. V prípade úspešného vygenerovania ticketu </text:span><text:span text:style-name="T147">API rozhranie vráti jeho ID.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sk" fo:country="SK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sk" fo:country="SK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lavička_20_Char" style:display-name="Hlavička Char" style:family="text" style:parent-style-name="Default_20_Paragraph_20_Font"/>
    <style:style style:name="Päta_20_Char" style:display-name="Päta Char" style:family="text" style:parent-style-name="Default_20_Paragraph_20_Font"/>
    <style:style style:name="Nadpis_20_1_20_Char" style:display-name="Nadpis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ce_5f_paren" style:display-name="ace_paren" style:family="text" style:parent-style-name="Default_20_Paragraph_20_Font"/>
    <style:style style:name="ace_5f_variable" style:display-name="ace_variable" style:family="text" style:parent-style-name="Default_20_Paragraph_20_Font"/>
    <style:style style:name="ace_5f_string" style:display-name="ace_string" style:family="text" style:parent-style-name="Default_20_Paragraph_20_Font"/>
    <style:style style:name="ace_5f_constant" style:display-name="ace_constant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áln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áln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áln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áln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áln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áln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use-window-font-color="true"/>
    </style:style>
    <style:style style:name="MP2" style:family="paragraph">
      <style:paragraph-properties fo:text-align="start"/>
    </style:style>
    <style:style style:name="MP3" style:family="paragraph">
      <loext:graphic-properties draw:fill="solid" draw:fill-color="#e8a202"/>
      <style:paragraph-properties fo:text-align="start"/>
      <style:text-properties fo:font-size="18pt"/>
    </style:style>
    <style:style style:name="MT1" style:family="text">
      <style:text-properties fo:font-size="18pt"/>
    </style:style>
    <style:style style:name="MT2" style:family="text">
      <style:text-properties officeooo:rsid="002de6d4"/>
    </style:style>
    <style:style style:name="MT3" style:family="text">
      <style:text-properties fo:color="#000000"/>
    </style:style>
    <style:style style:name="Mgr1" style:family="graphic">
      <style:graphic-properties draw:stroke="none" svg:stroke-width="0cm" svg:stroke-color="#385623" draw:marker-start-width="0.3cm" draw:marker-end-width="0.3cm" draw:stroke-linejoin="miter" draw:fill="solid" draw:fill-color="#e8a202" draw:textarea-vertical-align="top" draw:auto-grow-height="false" fo:min-height="2.228cm" fo:min-width="22.132cm" fo:padding-top="0.108cm" fo:padding-bottom="0.108cm" fo:padding-left="0.233cm" fo:padding-right="0.233cm" fo:wrap-option="wrap" fo:margin-left="0cm" fo:margin-right="0.055cm" fo:margin-top="0cm" fo:margin-bottom="0.048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Mgr2" style:family="graphic">
      <style:graphic-properties draw:stroke="none" svg:stroke-width="0cm" svg:stroke-color="#385623" draw:marker-start-width="0.3cm" draw:marker-end-width="0.3cm" draw:stroke-linejoin="miter" draw:fill="solid" draw:fill-color="#e8a202" draw:textarea-vertical-align="top" draw:auto-grow-height="false" fo:min-height="2.438cm" fo:min-width="22.096cm" fo:padding-top="0.108cm" fo:padding-bottom="0.108cm" fo:padding-left="0.233cm" fo:padding-right="0.233cm" fo:wrap-option="wrap" fo:margin-left="0cm" fo:margin-right="0.055cm" fo:margin-top="0cm" fo:margin-bottom="0.0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31cm" fo:margin-left="0cm" fo:margin-right="0cm" fo:margin-bottom="2.131cm" style:dynamic-spacing="true"/>
      </style:header-style>
      <style:footer-style>
        <style:header-footer-properties fo:min-height="2.002cm" fo:margin-left="0cm" fo:margin-right="0cm" fo:margin-top="1.9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12" draw:name="Obdĺžnik 1" draw:style-name="Mgr1" draw:text-style-name="MP3" svg:width="22.596cm" svg:height="2.442cm" svg:x="-1.369cm" svg:y="-1.249cm"><text:p text:style-name="MP2"><text:span text:style-name="MT1">ddf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5" draw:name="Obdĺžnik 2" draw:style-name="Mgr2" draw:text-style-name="MP3" svg:width="22.596cm" svg:height="2.687cm" svg:x="-3.851cm" svg:y="25.76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Popis API rozhrania<text:tab/><text:tab/><text:span text:style-name="MT2">osTicket</text:span></text:p>
      </style:header>
      <style:footer>
        <text:p text:style-name="Footer"><text:tab/><text:tab/><text:span text:style-name="MT3"><text:page-number text:select-page="current">1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o matusak</meta:initial-creator>
    <meta:editing-cycles>72</meta:editing-cycles>
    <meta:print-date>2019-04-19T19:40:00</meta:print-date>
    <meta:creation-date>2018-12-08T08:18:00</meta:creation-date>
    <dc:date>2019-11-07T12:53:21.793000000</dc:date>
    <meta:editing-duration>P5DT2H38M</meta:editing-duration>
    <meta:generator>LibreOffice/6.2.5.2$Windows_x86 LibreOffice_project/1ec314fa52f458adc18c4f025c545a4e8b22c159</meta:generator>
    <meta:document-statistic meta:table-count="1" meta:image-count="0" meta:object-count="0" meta:page-count="13" meta:paragraph-count="335" meta:word-count="1359" meta:character-count="12201" meta:non-whitespace-character-count="10286"/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